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77154"/>
    </style:style>
    <style:style style:name="P2" style:family="paragraph" style:parent-style-name="Heading_20_3" style:list-style-name="L58">
      <style:paragraph-properties fo:margin-top="0cm" fo:margin-bottom="0.37cm" style:contextual-spacing="false"/>
      <style:text-properties officeooo:paragraph-rsid="00177154"/>
    </style:style>
    <style:style style:name="P3" style:family="paragraph" style:parent-style-name="Heading_20_3">
      <style:paragraph-properties fo:margin-top="0cm" fo:margin-bottom="0.37cm" style:contextual-spacing="false"/>
      <style:text-properties officeooo:paragraph-rsid="00177154"/>
    </style:style>
    <style:style style:name="P4" style:family="paragraph" style:parent-style-name="Heading_20_3">
      <style:text-properties officeooo:paragraph-rsid="00177154"/>
    </style:style>
    <style:style style:name="P5" style:family="paragraph" style:parent-style-name="Heading_20_3">
      <style:paragraph-properties fo:margin-top="0cm" fo:margin-bottom="0cm" style:contextual-spacing="false"/>
      <style:text-properties officeooo:paragraph-rsid="00177154"/>
    </style:style>
    <style:style style:name="P6" style:family="paragraph" style:parent-style-name="Heading_20_4">
      <style:text-properties officeooo:paragraph-rsid="00177154"/>
    </style:style>
    <style:style style:name="P7" style:family="paragraph" style:parent-style-name="Heading_20_4">
      <style:paragraph-properties fo:margin-top="0cm" fo:margin-bottom="0cm" style:contextual-spacing="false"/>
      <style:text-properties officeooo:paragraph-rsid="00177154"/>
    </style:style>
    <style:style style:name="P8" style:family="paragraph" style:parent-style-name="Heading_20_4">
      <style:paragraph-properties fo:margin-top="0cm" fo:margin-bottom="0.37cm" style:contextual-spacing="false"/>
      <style:text-properties officeooo:paragraph-rsid="00177154"/>
    </style:style>
    <style:style style:name="P9" style:family="paragraph" style:parent-style-name="Heading_20_5">
      <style:text-properties officeooo:paragraph-rsid="00177154"/>
    </style:style>
    <style:style style:name="P10" style:family="paragraph" style:parent-style-name="Heading_20_5">
      <style:paragraph-properties fo:margin-top="0cm" fo:margin-bottom="0cm" style:contextual-spacing="false"/>
      <style:text-properties officeooo:paragraph-rsid="00177154"/>
    </style:style>
    <style:style style:name="P11" style:family="paragraph" style:parent-style-name="Horizontal_20_Line">
      <style:text-properties officeooo:paragraph-rsid="00177154"/>
    </style:style>
    <style:style style:name="P12" style:family="paragraph" style:parent-style-name="Horizontal_20_Line">
      <style:paragraph-properties fo:margin-top="0cm" fo:margin-bottom="0cm" style:contextual-spacing="false"/>
      <style:text-properties officeooo:paragraph-rsid="00177154"/>
    </style:style>
    <style:style style:name="P13" style:family="paragraph" style:parent-style-name="Standard">
      <loext:graphic-properties draw:fill="solid" draw:fill-color="#1e1f22"/>
      <style:paragraph-properties fo:background-color="#1e1f22" fo:padding="0cm" fo:border="none" style:shadow="none"/>
      <style:text-properties officeooo:paragraph-rsid="00177154"/>
    </style:style>
    <style:style style:name="P14" style:family="paragraph" style:parent-style-name="Standard">
      <loext:graphic-properties draw:fill="solid" draw:fill-color="#1e1f22"/>
      <style:paragraph-properties fo:margin-top="0cm" fo:margin-bottom="0cm" style:contextual-spacing="false" fo:background-color="#1e1f22" fo:padding="0cm" fo:border="none" style:shadow="none"/>
      <style:text-properties officeooo:paragraph-rsid="00177154"/>
    </style:style>
    <style:style style:name="P15" style:family="paragraph" style:parent-style-name="Standard">
      <loext:graphic-properties draw:fill="solid" draw:fill-color="#1e1f22"/>
      <style:paragraph-properties fo:margin-top="0cm" fo:margin-bottom="0.37cm" style:contextual-spacing="false" fo:background-color="#1e1f22" fo:padding="0cm" fo:border="none" style:shadow="none"/>
      <style:text-properties officeooo:paragraph-rsid="00177154"/>
    </style:style>
    <style:style style:name="P16" style:family="paragraph" style:parent-style-name="Standard">
      <style:text-properties officeooo:paragraph-rsid="00177154"/>
    </style:style>
    <style:style style:name="P17" style:family="paragraph" style:parent-style-name="Standard">
      <style:paragraph-properties fo:margin-top="0cm" fo:margin-bottom="0cm" style:contextual-spacing="false"/>
      <style:text-properties officeooo:paragraph-rsid="00177154"/>
    </style:style>
    <style:style style:name="P18" style:family="paragraph" style:parent-style-name="Standard">
      <style:paragraph-properties fo:margin-top="0cm" fo:margin-bottom="0.37cm" style:contextual-spacing="false"/>
      <style:text-properties officeooo:paragraph-rsid="00177154"/>
    </style:style>
    <style:style style:name="P19" style:family="paragraph" style:parent-style-name="Text_20_body" style:list-style-name="L2">
      <style:paragraph-properties fo:margin-top="0cm" fo:margin-bottom="0cm" style:contextual-spacing="false"/>
      <style:text-properties officeooo:paragraph-rsid="00177154"/>
    </style:style>
    <style:style style:name="P20" style:family="paragraph" style:parent-style-name="Text_20_body" style:list-style-name="L2">
      <style:text-properties officeooo:paragraph-rsid="00177154"/>
    </style:style>
    <style:style style:name="P21" style:family="paragraph" style:parent-style-name="Text_20_body" style:list-style-name="L40">
      <style:paragraph-properties fo:margin-top="0cm" fo:margin-bottom="0cm" style:contextual-spacing="false"/>
      <style:text-properties officeooo:paragraph-rsid="00177154"/>
    </style:style>
    <style:style style:name="P22" style:family="paragraph" style:parent-style-name="Text_20_body" style:list-style-name="L41">
      <style:paragraph-properties fo:margin-top="0cm" fo:margin-bottom="0cm" style:contextual-spacing="false"/>
      <style:text-properties officeooo:paragraph-rsid="00177154"/>
    </style:style>
    <style:style style:name="P23" style:family="paragraph" style:parent-style-name="Text_20_body" style:list-style-name="L41">
      <style:text-properties officeooo:paragraph-rsid="00177154"/>
    </style:style>
    <style:style style:name="P24" style:family="paragraph" style:parent-style-name="Text_20_body" style:list-style-name="L42">
      <style:paragraph-properties fo:margin-top="0cm" fo:margin-bottom="0cm" style:contextual-spacing="false"/>
      <style:text-properties officeooo:paragraph-rsid="00177154"/>
    </style:style>
    <style:style style:name="P25" style:family="paragraph" style:parent-style-name="Text_20_body" style:list-style-name="L42">
      <style:text-properties officeooo:paragraph-rsid="00177154"/>
    </style:style>
    <style:style style:name="P26" style:family="paragraph" style:parent-style-name="Text_20_body" style:list-style-name="L43">
      <style:paragraph-properties fo:margin-top="0cm" fo:margin-bottom="0.37cm" style:contextual-spacing="false"/>
      <style:text-properties officeooo:paragraph-rsid="00177154"/>
    </style:style>
    <style:style style:name="P27" style:family="paragraph" style:parent-style-name="Text_20_body" style:list-style-name="L43">
      <style:paragraph-properties fo:margin-top="0cm" fo:margin-bottom="0cm" style:contextual-spacing="false"/>
      <style:text-properties officeooo:paragraph-rsid="00177154"/>
    </style:style>
    <style:style style:name="P28" style:family="paragraph" style:parent-style-name="Text_20_body" style:list-style-name="L43">
      <style:text-properties officeooo:paragraph-rsid="00177154"/>
    </style:style>
    <style:style style:name="P29" style:family="paragraph" style:parent-style-name="Text_20_body" style:list-style-name="L44">
      <style:paragraph-properties fo:margin-top="0cm" fo:margin-bottom="0cm" style:contextual-spacing="false"/>
      <style:text-properties officeooo:paragraph-rsid="00177154"/>
    </style:style>
    <style:style style:name="P30" style:family="paragraph" style:parent-style-name="Text_20_body" style:list-style-name="L44">
      <style:text-properties officeooo:paragraph-rsid="00177154"/>
    </style:style>
    <style:style style:name="P31" style:family="paragraph" style:parent-style-name="Text_20_body" style:list-style-name="L45">
      <style:text-properties officeooo:paragraph-rsid="00177154"/>
    </style:style>
    <style:style style:name="P32" style:family="paragraph" style:parent-style-name="Text_20_body" style:list-style-name="L46">
      <style:text-properties officeooo:paragraph-rsid="00177154"/>
    </style:style>
    <style:style style:name="P33" style:family="paragraph" style:parent-style-name="Text_20_body" style:list-style-name="L47">
      <style:text-properties officeooo:paragraph-rsid="00177154"/>
    </style:style>
    <style:style style:name="P34" style:family="paragraph" style:parent-style-name="Text_20_body" style:list-style-name="L48">
      <style:text-properties officeooo:paragraph-rsid="00177154"/>
    </style:style>
    <style:style style:name="P35" style:family="paragraph" style:parent-style-name="Text_20_body" style:list-style-name="L49">
      <style:paragraph-properties fo:margin-top="0cm" fo:margin-bottom="0cm" style:contextual-spacing="false"/>
      <style:text-properties officeooo:paragraph-rsid="00177154"/>
    </style:style>
    <style:style style:name="P36" style:family="paragraph" style:parent-style-name="Text_20_body" style:list-style-name="L49">
      <style:text-properties officeooo:paragraph-rsid="00177154"/>
    </style:style>
    <style:style style:name="P37" style:family="paragraph" style:parent-style-name="Text_20_body" style:list-style-name="L50">
      <style:paragraph-properties fo:margin-top="0cm" fo:margin-bottom="0cm" style:contextual-spacing="false"/>
      <style:text-properties officeooo:paragraph-rsid="00177154"/>
    </style:style>
    <style:style style:name="P38" style:family="paragraph" style:parent-style-name="Text_20_body" style:list-style-name="L50">
      <style:text-properties officeooo:paragraph-rsid="00177154"/>
    </style:style>
    <style:style style:name="P39" style:family="paragraph" style:parent-style-name="Text_20_body" style:list-style-name="L51">
      <style:paragraph-properties fo:margin-top="0cm" fo:margin-bottom="0cm" style:contextual-spacing="false"/>
      <style:text-properties officeooo:paragraph-rsid="00177154"/>
    </style:style>
    <style:style style:name="P40" style:family="paragraph" style:parent-style-name="Text_20_body" style:list-style-name="L51">
      <style:text-properties officeooo:paragraph-rsid="00177154"/>
    </style:style>
    <style:style style:name="P41" style:family="paragraph" style:parent-style-name="Text_20_body" style:list-style-name="L52">
      <style:text-properties officeooo:paragraph-rsid="00177154"/>
    </style:style>
    <style:style style:name="P42" style:family="paragraph" style:parent-style-name="Text_20_body" style:list-style-name="L53">
      <style:text-properties officeooo:paragraph-rsid="00177154"/>
    </style:style>
    <style:style style:name="P43" style:family="paragraph" style:parent-style-name="Text_20_body" style:list-style-name="L54">
      <style:text-properties officeooo:paragraph-rsid="00177154"/>
    </style:style>
    <style:style style:name="P44" style:family="paragraph" style:parent-style-name="Text_20_body" style:list-style-name="L55">
      <style:paragraph-properties fo:margin-top="0cm" fo:margin-bottom="0cm" style:contextual-spacing="false"/>
      <style:text-properties officeooo:paragraph-rsid="00177154"/>
    </style:style>
    <style:style style:name="P45" style:family="paragraph" style:parent-style-name="Text_20_body" style:list-style-name="L55">
      <style:text-properties officeooo:paragraph-rsid="00177154"/>
    </style:style>
    <style:style style:name="P46" style:family="paragraph" style:parent-style-name="Text_20_body" style:list-style-name="L56">
      <style:text-properties officeooo:paragraph-rsid="00177154"/>
    </style:style>
    <style:style style:name="P47" style:family="paragraph" style:parent-style-name="Text_20_body" style:list-style-name="L57">
      <style:paragraph-properties fo:margin-top="0cm" fo:margin-bottom="0cm" style:contextual-spacing="false"/>
      <style:text-properties officeooo:paragraph-rsid="00177154"/>
    </style:style>
    <style:style style:name="P48" style:family="paragraph" style:parent-style-name="Text_20_body" style:list-style-name="L57">
      <style:text-properties officeooo:paragraph-rsid="00177154"/>
    </style:style>
    <style:style style:name="P49" style:family="paragraph" style:parent-style-name="Text_20_body" style:list-style-name="L58">
      <style:paragraph-properties fo:margin-top="0cm" fo:margin-bottom="0.37cm" style:contextual-spacing="false"/>
      <style:text-properties officeooo:paragraph-rsid="00177154"/>
    </style:style>
    <style:style style:name="P50" style:family="paragraph" style:parent-style-name="Text_20_body" style:list-style-name="L59">
      <style:paragraph-properties fo:margin-top="0cm" fo:margin-bottom="0cm" style:contextual-spacing="false"/>
      <style:text-properties officeooo:paragraph-rsid="00177154"/>
    </style:style>
    <style:style style:name="P51" style:family="paragraph" style:parent-style-name="Text_20_body" style:list-style-name="L59">
      <style:text-properties officeooo:paragraph-rsid="00177154"/>
    </style:style>
    <style:style style:name="P52" style:family="paragraph" style:parent-style-name="Text_20_body" style:list-style-name="L60">
      <style:paragraph-properties fo:margin-top="0cm" fo:margin-bottom="0cm" style:contextual-spacing="false"/>
      <style:text-properties officeooo:paragraph-rsid="00177154"/>
    </style:style>
    <style:style style:name="P53" style:family="paragraph" style:parent-style-name="Text_20_body" style:list-style-name="L60">
      <style:text-properties officeooo:paragraph-rsid="00177154"/>
    </style:style>
    <style:style style:name="P54" style:family="paragraph" style:parent-style-name="Text_20_body" style:list-style-name="L61">
      <style:paragraph-properties fo:margin-top="0cm" fo:margin-bottom="0cm" style:contextual-spacing="false"/>
      <style:text-properties officeooo:paragraph-rsid="00177154"/>
    </style:style>
    <style:style style:name="P55" style:family="paragraph" style:parent-style-name="Text_20_body" style:list-style-name="L61">
      <style:text-properties officeooo:paragraph-rsid="00177154"/>
    </style:style>
    <style:style style:name="P56" style:family="paragraph" style:parent-style-name="Text_20_body" style:list-style-name="L62">
      <style:paragraph-properties fo:margin-top="0cm" fo:margin-bottom="0cm" style:contextual-spacing="false"/>
      <style:text-properties officeooo:paragraph-rsid="00177154"/>
    </style:style>
    <style:style style:name="P57" style:family="paragraph" style:parent-style-name="Text_20_body" style:list-style-name="L62">
      <style:text-properties officeooo:paragraph-rsid="00177154"/>
    </style:style>
    <style:style style:name="P58" style:family="paragraph" style:parent-style-name="Text_20_body" style:list-style-name="L63">
      <style:paragraph-properties fo:margin-top="0cm" fo:margin-bottom="0cm" style:contextual-spacing="false"/>
      <style:text-properties officeooo:paragraph-rsid="00177154"/>
    </style:style>
    <style:style style:name="P59" style:family="paragraph" style:parent-style-name="Text_20_body" style:list-style-name="L63">
      <style:text-properties officeooo:paragraph-rsid="00177154"/>
    </style:style>
    <style:style style:name="P60" style:family="paragraph" style:parent-style-name="Text_20_body" style:list-style-name="L64">
      <style:paragraph-properties fo:margin-top="0cm" fo:margin-bottom="0cm" style:contextual-spacing="false"/>
      <style:text-properties officeooo:paragraph-rsid="00177154"/>
    </style:style>
    <style:style style:name="P61" style:family="paragraph" style:parent-style-name="Text_20_body" style:list-style-name="L64">
      <style:text-properties officeooo:paragraph-rsid="00177154"/>
    </style:style>
    <style:style style:name="P62" style:family="paragraph" style:parent-style-name="Text_20_body" style:list-style-name="L65">
      <style:paragraph-properties fo:margin-top="0cm" fo:margin-bottom="0cm" style:contextual-spacing="false"/>
      <style:text-properties officeooo:paragraph-rsid="00177154"/>
    </style:style>
    <style:style style:name="P63" style:family="paragraph" style:parent-style-name="Text_20_body" style:list-style-name="L65">
      <style:text-properties officeooo:paragraph-rsid="00177154"/>
    </style:style>
    <style:style style:name="P64" style:family="paragraph" style:parent-style-name="Text_20_body" style:list-style-name="L66">
      <style:paragraph-properties fo:margin-top="0cm" fo:margin-bottom="0cm" style:contextual-spacing="false"/>
      <style:text-properties officeooo:paragraph-rsid="00177154"/>
    </style:style>
    <style:style style:name="P65" style:family="paragraph" style:parent-style-name="Text_20_body" style:list-style-name="L66">
      <style:text-properties officeooo:paragraph-rsid="00177154"/>
    </style:style>
    <style:style style:name="P66" style:family="paragraph" style:parent-style-name="Text_20_body" style:list-style-name="L67">
      <style:paragraph-properties fo:margin-top="0cm" fo:margin-bottom="0cm" style:contextual-spacing="false"/>
      <style:text-properties officeooo:paragraph-rsid="00177154"/>
    </style:style>
    <style:style style:name="P67" style:family="paragraph" style:parent-style-name="Text_20_body" style:list-style-name="L67">
      <style:text-properties officeooo:paragraph-rsid="00177154"/>
    </style:style>
    <style:style style:name="P68" style:family="paragraph" style:parent-style-name="Text_20_body" style:list-style-name="L68">
      <style:paragraph-properties fo:margin-top="0cm" fo:margin-bottom="0cm" style:contextual-spacing="false"/>
      <style:text-properties officeooo:paragraph-rsid="00177154"/>
    </style:style>
    <style:style style:name="P69" style:family="paragraph" style:parent-style-name="Text_20_body" style:list-style-name="L68">
      <style:text-properties officeooo:paragraph-rsid="00177154"/>
    </style:style>
    <style:style style:name="P70" style:family="paragraph" style:parent-style-name="Text_20_body" style:list-style-name="L69">
      <style:paragraph-properties fo:margin-top="0cm" fo:margin-bottom="0cm" style:contextual-spacing="false"/>
      <style:text-properties officeooo:paragraph-rsid="00177154"/>
    </style:style>
    <style:style style:name="P71" style:family="paragraph" style:parent-style-name="Text_20_body" style:list-style-name="L69">
      <style:text-properties officeooo:paragraph-rsid="00177154"/>
    </style:style>
    <style:style style:name="P72" style:family="paragraph" style:parent-style-name="Text_20_body" style:list-style-name="L70">
      <style:paragraph-properties fo:margin-top="0cm" fo:margin-bottom="0cm" style:contextual-spacing="false"/>
      <style:text-properties officeooo:paragraph-rsid="00177154"/>
    </style:style>
    <style:style style:name="P73" style:family="paragraph" style:parent-style-name="Text_20_body" style:list-style-name="L70">
      <style:text-properties officeooo:paragraph-rsid="00177154"/>
    </style:style>
    <style:style style:name="P74" style:family="paragraph" style:parent-style-name="Text_20_body" style:list-style-name="L71">
      <style:paragraph-properties fo:margin-top="0cm" fo:margin-bottom="0cm" style:contextual-spacing="false"/>
      <style:text-properties officeooo:paragraph-rsid="00177154"/>
    </style:style>
    <style:style style:name="P75" style:family="paragraph" style:parent-style-name="Text_20_body" style:list-style-name="L71">
      <style:text-properties officeooo:paragraph-rsid="00177154"/>
    </style:style>
    <style:style style:name="P76" style:family="paragraph" style:parent-style-name="Text_20_body" style:list-style-name="L72">
      <style:paragraph-properties fo:margin-top="0cm" fo:margin-bottom="0cm" style:contextual-spacing="false"/>
      <style:text-properties officeooo:paragraph-rsid="00177154"/>
    </style:style>
    <style:style style:name="P77" style:family="paragraph" style:parent-style-name="Text_20_body" style:list-style-name="L72">
      <style:text-properties officeooo:paragraph-rsid="00177154"/>
    </style:style>
    <style:style style:name="P78" style:family="paragraph" style:parent-style-name="Text_20_body" style:list-style-name="L73">
      <style:paragraph-properties fo:margin-top="0cm" fo:margin-bottom="0cm" style:contextual-spacing="false"/>
      <style:text-properties officeooo:paragraph-rsid="00177154"/>
    </style:style>
    <style:style style:name="P79" style:family="paragraph" style:parent-style-name="Text_20_body" style:list-style-name="L73">
      <style:text-properties officeooo:paragraph-rsid="00177154"/>
    </style:style>
    <style:style style:name="P80" style:family="paragraph" style:parent-style-name="Text_20_body" style:list-style-name="L74">
      <style:paragraph-properties fo:margin-top="0cm" fo:margin-bottom="0cm" style:contextual-spacing="false"/>
      <style:text-properties officeooo:paragraph-rsid="00177154"/>
    </style:style>
    <style:style style:name="P81" style:family="paragraph" style:parent-style-name="Text_20_body" style:list-style-name="L74">
      <style:text-properties officeooo:paragraph-rsid="00177154"/>
    </style:style>
    <style:style style:name="P82" style:family="paragraph" style:parent-style-name="Text_20_body" style:list-style-name="L75">
      <style:paragraph-properties fo:margin-top="0cm" fo:margin-bottom="0cm" style:contextual-spacing="false"/>
      <style:text-properties officeooo:paragraph-rsid="00177154"/>
    </style:style>
    <style:style style:name="P83" style:family="paragraph" style:parent-style-name="Text_20_body" style:list-style-name="L75">
      <style:text-properties officeooo:paragraph-rsid="00177154"/>
    </style:style>
    <style:style style:name="P84" style:family="paragraph" style:parent-style-name="Text_20_body" style:list-style-name="L76">
      <style:paragraph-properties fo:margin-top="0cm" fo:margin-bottom="0cm" style:contextual-spacing="false"/>
      <style:text-properties officeooo:paragraph-rsid="00177154"/>
    </style:style>
    <style:style style:name="P85" style:family="paragraph" style:parent-style-name="Text_20_body" style:list-style-name="L76">
      <style:text-properties officeooo:paragraph-rsid="00177154"/>
    </style:style>
    <style:style style:name="P86" style:family="paragraph" style:parent-style-name="Text_20_body" style:list-style-name="L77">
      <style:paragraph-properties fo:margin-top="0cm" fo:margin-bottom="0cm" style:contextual-spacing="false"/>
      <style:text-properties officeooo:paragraph-rsid="00177154"/>
    </style:style>
    <style:style style:name="P87" style:family="paragraph" style:parent-style-name="Text_20_body" style:list-style-name="L77">
      <style:text-properties officeooo:paragraph-rsid="00177154"/>
    </style:style>
    <style:style style:name="P88" style:family="paragraph" style:parent-style-name="Text_20_body">
      <style:text-properties officeooo:paragraph-rsid="00177154"/>
    </style:style>
    <style:style style:name="P89" style:family="paragraph" style:parent-style-name="Text_20_body">
      <style:paragraph-properties fo:margin-top="0cm" fo:margin-bottom="0.37cm" style:contextual-spacing="false"/>
      <style:text-properties officeooo:paragraph-rsid="00177154"/>
    </style:style>
    <style:style style:name="P90" style:family="paragraph" style:parent-style-name="Text_20_body">
      <style:paragraph-properties fo:margin-top="0cm" fo:margin-bottom="0cm" style:contextual-spacing="false"/>
      <style:text-properties officeooo:paragraph-rsid="00177154"/>
    </style:style>
    <style:style style:name="P91" style:family="paragraph" style:parent-style-name="Text_20_body" style:list-style-name="L78"/>
    <style:style style:name="P92" style:family="paragraph" style:parent-style-name="Text_20_body" style:list-style-name="L78">
      <style:paragraph-properties fo:margin-top="0cm" fo:margin-bottom="0cm" style:contextual-spacing="false"/>
    </style:style>
    <style:style style:name="P93" style:family="paragraph" style:parent-style-name="Text_20_body" style:list-style-name="L79"/>
    <style:style style:name="P94" style:family="paragraph" style:parent-style-name="Text_20_body" style:list-style-name="L79">
      <style:paragraph-properties fo:margin-top="0cm" fo:margin-bottom="0cm" style:contextual-spacing="false"/>
    </style:style>
    <style:style style:name="P95" style:family="paragraph" style:parent-style-name="Text_20_body" style:list-style-name="L80"/>
    <style:style style:name="P96" style:family="paragraph" style:parent-style-name="Text_20_body" style:list-style-name="L80">
      <style:paragraph-properties fo:margin-top="0cm" fo:margin-bottom="0cm" style:contextual-spacing="false"/>
    </style:style>
    <style:style style:name="P97" style:family="paragraph" style:parent-style-name="Text_20_body" style:list-style-name="L81"/>
    <style:style style:name="P98" style:family="paragraph" style:parent-style-name="Text_20_body" style:list-style-name="L81">
      <style:paragraph-properties fo:margin-top="0cm" fo:margin-bottom="0cm" style:contextual-spacing="false"/>
    </style:style>
    <style:style style:name="P99" style:family="paragraph" style:parent-style-name="Text_20_body" style:list-style-name="L82"/>
    <style:style style:name="P100" style:family="paragraph" style:parent-style-name="Text_20_body" style:list-style-name="L82">
      <style:paragraph-properties fo:margin-top="0cm" fo:margin-bottom="0cm" style:contextual-spacing="false"/>
    </style:style>
    <style:style style:name="P101" style:family="paragraph" style:parent-style-name="Text_20_body" style:list-style-name="L83"/>
    <style:style style:name="P102" style:family="paragraph" style:parent-style-name="Text_20_body" style:list-style-name="L83">
      <style:paragraph-properties fo:margin-top="0cm" fo:margin-bottom="0cm" style:contextual-spacing="false"/>
    </style:style>
    <style:style style:name="P103" style:family="paragraph" style:parent-style-name="Text_20_body" style:list-style-name="L84"/>
    <style:style style:name="P104" style:family="paragraph" style:parent-style-name="Text_20_body" style:list-style-name="L84">
      <style:paragraph-properties fo:margin-top="0cm" fo:margin-bottom="0cm" style:contextual-spacing="false"/>
    </style:style>
    <style:style style:name="P105" style:family="paragraph" style:parent-style-name="Text_20_body" style:list-style-name="L85"/>
    <style:style style:name="P106" style:family="paragraph" style:parent-style-name="Text_20_body" style:list-style-name="L85">
      <style:paragraph-properties fo:margin-top="0cm" fo:margin-bottom="0cm" style:contextual-spacing="false"/>
    </style:style>
    <style:style style:name="P107" style:family="paragraph" style:parent-style-name="Text_20_body" style:list-style-name="L86"/>
    <style:style style:name="P108" style:family="paragraph" style:parent-style-name="Text_20_body" style:list-style-name="L86">
      <style:paragraph-properties fo:margin-top="0cm" fo:margin-bottom="0cm" style:contextual-spacing="false"/>
    </style:style>
    <style:style style:name="P109" style:family="paragraph" style:parent-style-name="Text_20_body" style:list-style-name="L87"/>
    <style:style style:name="P110" style:family="paragraph" style:parent-style-name="Text_20_body" style:list-style-name="L87">
      <style:paragraph-properties fo:margin-top="0cm" fo:margin-bottom="0cm" style:contextual-spacing="false"/>
    </style:style>
    <style:style style:name="P111" style:family="paragraph" style:parent-style-name="Text_20_body" style:list-style-name="L88"/>
    <style:style style:name="P112" style:family="paragraph" style:parent-style-name="Text_20_body" style:list-style-name="L88">
      <style:paragraph-properties fo:margin-top="0cm" fo:margin-bottom="0cm" style:contextual-spacing="false"/>
    </style:style>
    <style:style style:name="T1" style:family="text">
      <style:text-properties fo:color="#bcbec4" loext:opacity="100%" style:font-name="JetBrains Mono" fo:font-size="10.5pt" fo:font-style="normal" fo:font-weight="normal" style:font-size-asian="10.5pt" style:font-style-asian="normal" style:font-weight-asian="normal"/>
    </style:style>
    <style:style style:name="T2" style:family="text">
      <style:text-properties fo:color="#d5b778" loext:opacity="100%" style:font-name="JetBrains Mono" fo:font-size="10.5pt" fo:font-style="normal" fo:font-weight="normal" style:font-size-asian="10.5pt" style:font-style-asian="normal" style:font-weight-asian="normal"/>
    </style:style>
    <style:style style:name="T3" style:family="text">
      <style:text-properties fo:color="#6aab73" loext:opacity="100%" style:font-name="JetBrains Mono" fo:font-size="10.5pt" fo:font-style="normal" fo:font-weight="normal" style:font-size-asian="10.5pt" style:font-style-asian="normal" style:font-weight-asian="normal"/>
    </style:style>
    <style:style style:name="T4" style:family="text">
      <style:text-properties fo:color="#c77dbb" loext:opacity="100%" style:font-name="JetBrains Mono" fo:font-size="10.5pt" fo:font-style="normal" fo:font-weight="normal" style:font-size-asian="10.5pt" style:font-style-asian="normal" style:font-weight-asian="normal"/>
    </style:style>
    <style:style style:name="T5" style:family="text">
      <style:text-properties fo:color="#c77dbb" loext:opacity="100%" style:font-name="JetBrains Mono" fo:font-size="10.5pt" fo:font-style="italic" fo:font-weight="normal" style:font-size-asian="10.5pt" style:font-style-asian="italic" style:font-weight-asian="normal"/>
    </style:style>
    <style:style style:name="T6" style:family="text">
      <style:text-properties fo:color="#c57633" loext:opacity="100%" style:font-name="JetBrains Mono" fo:font-size="10.5pt" fo:font-style="normal" fo:font-weight="normal" style:font-size-asian="10.5pt" style:font-style-asian="normal" style:font-weight-asian="normal"/>
    </style:style>
    <style:style style:name="T7" style:family="text">
      <style:text-properties fo:color="#cf8e6d" loext:opacity="100%" style:font-name="JetBrains Mono" fo:font-size="10.5pt" fo:font-style="normal" fo:font-weight="normal" style:font-size-asian="10.5pt" style:font-style-asian="normal" style:font-weight-asian="normal"/>
    </style:style>
    <style:style style:name="T8" style:family="text">
      <style:text-properties fo:color="#2aacb8" loext:opacity="100%" style:font-name="JetBrains Mono" fo:font-size="10.5pt" fo:font-style="normal" fo:font-weight="normal" style:font-size-asian="10.5pt" style:font-style-asian="normal" style:font-weight-asian="normal"/>
    </style:style>
    <style:style style:name="T9" style:family="text">
      <style:text-properties fo:color="#7a7e85" loext:opacity="100%" style:font-name="JetBrains Mono" fo:font-size="10.5pt" fo:font-style="normal" fo:font-weight="normal" style:font-size-asian="10.5pt" style:font-style-asian="normal" style:font-weight-asian="normal"/>
    </style:style>
    <style:style style:name="T10" style:family="text">
      <style:text-properties officeooo:rsid="001282ce"/>
    </style:style>
    <style:style style:name="T11" style:family="text">
      <style:text-properties fo:color="#56a8f5" loext:opacity="100%" style:font-name="JetBrains Mono" fo:font-size="10.5pt" fo:font-style="normal" fo:font-weight="normal" style:font-size-asian="10.5pt" style:font-style-asian="normal" style:font-weight-asian="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bookmark-start text:name="__DdeLink__14100_2092794412"/><text:span text:style-name="Strong_20_Emphasis">Plan de formation Magento - Scénario pratique : création d'un site de produits via une API (Amazon)</text:span><text:bookmark-end text:name="__DdeLink__14100_2092794412"/></text:h>
      <text:p text:style-name="P88"><text:span text:style-name="Strong_20_Emphasis">Scénario</text:span> :<text:line-break/>Vous êtes une agence en charge de développer un site e-commerce multimarques qui regroupe et héberge des <text:span text:style-name="Strong_20_Emphasis">produits récupérés via l’API Amazon</text:span> (Amazon Product Advertising API). Les produits récupérés seront affichés avec leurs détails, et les utilisateurs pourront les ajouter à leur panier pour les acheter directement via votre plateforme.</text:p>
      <text:p text:style-name="P11"/>
      <text:h text:style-name="P4" text:outline-level="3"><text:span text:style-name="Strong_20_Emphasis">Objectifs pédagogiques :</text:span></text:h>
      <text:list xml:id="list3819686363" text:style-name="L2">
        <text:list-item>
          <text:p text:style-name="P19">Comprendre et maîtriser les bases de Magento (modules, thèmes, etc.). </text:p>
        </text:list-item>
        <text:list-item>
          <text:p text:style-name="P19">Développer des modules personnalisés pour importer et gérer les produits d’une API externe. </text:p>
        </text:list-item>
        <text:list-item>
          <text:p text:style-name="P19">Intégrer ces produits au catalogue Magento. </text:p>
        </text:list-item>
        <text:list-item>
          <text:p text:style-name="P19">Personnaliser le frontend pour afficher des produits récupérés par l'API. </text:p>
        </text:list-item>
        <text:list-item>
          <text:p text:style-name="P19">Gérer les paniers et les commandes. </text:p>
        </text:list-item>
        <text:list-item>
          <text:p text:style-name="P20">Optimiser le site (performance, cache, sécurité, API). </text:p>
        </text:list-item>
      </text:list>
      <text:p text:style-name="P11"/>
      <text:h text:style-name="P1" text:outline-level="2"><text:span text:style-name="Strong_20_Emphasis">Plan en étapes détaillées :</text:span></text:h>
      <text:p text:style-name="P11"/>
      <text:h text:style-name="P4" text:outline-level="3"><text:span text:style-name="Strong_20_Emphasis">Jour 1 : Introduction et mise en place du projet</text:span></text:h>
      <text:p text:style-name="P89">La première journée de cette formation a pour objectif de poser les bases essentielles pour le développement avec Magento. Nous débuterons par une exploration des concepts fondamentaux de Magento, son architecture robuste et modulaire, ainsi que son écosystème riche. Ces notions théoriques permettront aux participants de mieux comprendre la philosophie de cette plateforme, et de se familiariser avec la manière dont elle structure et manipule ses fonctionnalités.</text:p>
      <text:p text:style-name="P89">Ensuite, nous nous concentrerons sur l'installation et la configuration de l'environnement de développement. Cela inclut l'utilisation d'outils pratiques comme Docker ou DDEV pour simplifier et automatiser la préparation de notre infrastructure. Nous installerons une instance Magento fonctionnelle, prête à être personnalisée tout au long de cette formation.</text:p>
      <text:p text:style-name="P89">Enfin, la journée s'achèvera par une introduction à l’<text:span text:style-name="Strong_20_Emphasis">API Amazon Product Advertising</text:span>, que nous utiliserons tout au long de la formation pour alimenter notre site en produits externes. Nous explorerons rapidement son fonctionnement, son authentification et ses principales fonctionnalités pour établir les bases de son intégration future avec Magento.</text:p>
      <text:p text:style-name="P89">À la fin de cette première journée, les développeurs auront installé et configuré un environnement fonctionnel, construit une base solide pour démarrer le développement de notre projet, et seront prêts à s’attaquer aux modules personnalisés dès le jour 2.</text:p>
      <text:p text:style-name="P89"/>
      <text:list xml:id="list4080354719" text:style-name="L40">
        <text:list-item>
          <text:p text:style-name="P21"><text:soft-page-break/><text:span text:style-name="Strong_20_Emphasis">1.1. Présentation et préparation de Magento</text:span></text:p>
        </text:list-item>
      </text:list>
      <text:h text:style-name="P6" text:outline-level="4"><text:span text:style-name="Strong_20_Emphasis">Objectifs de cette section :</text:span></text:h>
      <text:list xml:id="list98354898" text:style-name="L41">
        <text:list-item>
          <text:p text:style-name="P22">Comprendre les concepts fondamentaux et l’architecture de Magento. </text:p>
        </text:list-item>
        <text:list-item>
          <text:p text:style-name="P22">Apprendre la structure modulaire de Magento et ses fichiers clefs. </text:p>
        </text:list-item>
        <text:list-item>
          <text:p text:style-name="P23">Installer Magento grâce à <text:span text:style-name="Strong_20_Emphasis">Composer</text:span>, puis mettre en place un environnement local optimisé avec des technologies modernes comme <text:span text:style-name="Strong_20_Emphasis">Docker</text:span> ou <text:span text:style-name="Strong_20_Emphasis">DDEV</text:span>. </text:p>
        </text:list-item>
      </text:list>
      <text:p text:style-name="P11"/>
      <text:h text:style-name="P6" text:outline-level="4"><text:span text:style-name="Strong_20_Emphasis">A - Découvrir Magento et son écosystème</text:span></text:h>
      <text:p text:style-name="P89">Magento est l'une des plateformes e-commerce les plus utilisées, en raison de sa flexibilité et de sa robustesse. Lorsqu’on aborde Magento, il est essentiel de comprendre que cette solution repose sur une <text:span text:style-name="Strong_20_Emphasis">architecture très modulaire</text:span> basée sur les principes suivants :</text:p>
      <text:list xml:id="list1956083051" text:style-name="L42">
        <text:list-item>
          <text:p text:style-name="P24"><text:span text:style-name="Strong_20_Emphasis">Répartition en modules découplés</text:span> pour une meilleure extensibilité. </text:p>
        </text:list-item>
        <text:list-item>
          <text:p text:style-name="P24"><text:span text:style-name="Strong_20_Emphasis">Respect du pattern MVC</text:span> (Model-View-Controller), combiné avec une architecture orientée service. </text:p>
        </text:list-item>
        <text:list-item>
          <text:p text:style-name="P25">Une structure qui adopte le plus possible des <text:span text:style-name="Strong_20_Emphasis">standards modernes de PHP</text:span> (PSR-1/PSR-2, DI, Composer, etc.). </text:p>
        </text:list-item>
      </text:list>
      <text:p text:style-name="P89">Voici quelques concepts essentiels pour poser les bases avant l'installation et la manipulation de Magento :</text:p>
      <text:p text:style-name="P11"/>
      <text:h text:style-name="P9" text:outline-level="5"><text:span text:style-name="Strong_20_Emphasis">1. La structure de Magento</text:span> :</text:h>
      <text:p text:style-name="P89">Magento utilise une structure de dossiers bien définie, où chaque composant a un rôle précis.</text:p>
      <text:list xml:id="list3953220915" text:style-name="L43">
        <text:list-item>
          <text:p text:style-name="P26"><text:span text:style-name="Strong_20_Emphasis">Organisation des fichiers principaux :</text:span></text:p>
          <text:list>
            <text:list-item>
              <text:p text:style-name="P27"><text:span text:style-name="Source_20_Text">app/</text:span> : Cœur de votre projet Magento. </text:p>
              <text:list>
                <text:list-item>
                  <text:p text:style-name="P27"><text:span text:style-name="Source_20_Text">code/</text:span> : Contient les modules Magento personnalisés. </text:p>
                </text:list-item>
                <text:list-item>
                  <text:p text:style-name="P27"><text:span text:style-name="Source_20_Text">design/</text:span> : Contient les thèmes pour le Frontend et Backend. </text:p>
                </text:list-item>
                <text:list-item>
                  <text:p text:style-name="P27"><text:span text:style-name="Source_20_Text">etc/</text:span> : Configuration des modules. </text:p>
                </text:list-item>
              </text:list>
            </text:list-item>
            <text:list-item>
              <text:p text:style-name="P27"><text:span text:style-name="Source_20_Text">pub/</text:span> : Dossier public (accessible via le navigateur). Fichiers frontaux. </text:p>
            </text:list-item>
            <text:list-item>
              <text:p text:style-name="P27"><text:span text:style-name="Source_20_Text">vendor/</text:span> : Système de packages géré avec Composer (Magento Core, outils tiers). </text:p>
            </text:list-item>
            <text:list-item>
              <text:p text:style-name="P27"><text:span text:style-name="Source_20_Text">generated/</text:span> : Code généré automatiquement (proxies, fichiers de cache PHP). </text:p>
            </text:list-item>
          </text:list>
        </text:list-item>
      </text:list>
      <text:p text:style-name="P90"/>
      <text:p text:style-name="P90"/>
      <text:list xml:id="list175021936647286" text:continue-numbering="true" text:style-name="L43">
        <text:list-item>
          <text:p text:style-name="P26"><text:span text:style-name="Strong_20_Emphasis">Les modules :</text:span> Magento fonctionne grâce à une <text:span text:style-name="Strong_20_Emphasis">architecture modulaire</text:span>, où chaque fonction (gestion de catalogues, clients, commandes) est encapsulée dans un module :</text:p>
          <text:list>
            <text:list-item>
              <text:p text:style-name="P27">Les modules déclarent leurs fonctionnalités et leurs relations via un fichier <text:span text:style-name="Source_20_Text">module.xml</text:span>. </text:p>
            </text:list-item>
            <text:list-item>
              <text:p text:style-name="P27">Les <text:span text:style-name="Strong_20_Emphasis">fichiers XML</text:span> jouent un rôle clé dans la configuration : </text:p>
              <text:list>
                <text:list-item>
                  <text:p text:style-name="P27"><text:span text:style-name="Source_20_Text">layout.xml</text:span> : Gère les positions des blocs dans le thème. </text:p>
                </text:list-item>
                <text:list-item>
                  <text:p text:style-name="P27"><text:span text:style-name="Source_20_Text">routes.xml</text:span> : Définit les chemins des URLs. </text:p>
                </text:list-item>
                <text:list-item>
                  <text:p text:style-name="P27"><text:soft-page-break/><text:span text:style-name="Source_20_Text">di.xml</text:span> : Définit l'<text:span text:style-name="Emphasis">injection de dépendances</text:span> (dependency injection). </text:p>
                </text:list-item>
                <text:list-item>
                  <text:p text:style-name="P27"><text:span text:style-name="Source_20_Text">db_schema.xml</text:span> : Déclare les tables (API déclarative pour les bases de données). </text:p>
                  <text:p text:style-name="P27"/>
                </text:list-item>
              </text:list>
            </text:list-item>
          </text:list>
        </text:list-item>
        <text:list-item>
          <text:p text:style-name="P28"><text:span text:style-name="Strong_20_Emphasis">Service Contracts (API) :</text:span> <text:line-break/><text:line-break/><text:span text:style-name="Strong_20_Emphasis">Qu’est-ce qu’un Service Contract dans Magento ?</text:span></text:p>
        </text:list-item>
      </text:list>
      <text:p text:style-name="P89">Les Service Contracts dans Magento 2 forment une <text:span text:style-name="Strong_20_Emphasis">API interne</text:span> qui permet aux différents composants de communiquer entre eux de manière standardisée, stable et décorrélée.<text:line-break/>Il s’agit d’une <text:span text:style-name="Strong_20_Emphasis">approche contractuelle</text:span>, où les développeurs décrivent les fonctionnalités disponibles via des <text:span text:style-name="Strong_20_Emphasis">interfaces (contrats)</text:span>, implémentées directement par les modules ou services de Magento.</text:p>
      <text:p text:style-name="P89">Cette notion repose principalement sur trois concepts fondamentaux :</text:p>
      <text:list xml:id="list2896717608" text:style-name="L44">
        <text:list-item>
          <text:p text:style-name="P29"><text:span text:style-name="Strong_20_Emphasis">Les Interfaces PHP</text:span> : Définissent les "contrats" ou comportements prévus d’un module/service. </text:p>
        </text:list-item>
        <text:list-item>
          <text:p text:style-name="P29"><text:span text:style-name="Strong_20_Emphasis">Les Data-Objects</text:span> : Objets simples pour échanger des données entre les couches (ex : <text:span text:style-name="Source_20_Text">ProductInterface</text:span> pour représenter un produit). </text:p>
        </text:list-item>
        <text:list-item>
          <text:p text:style-name="P30"><text:span text:style-name="Strong_20_Emphasis">La transparence</text:span> : Une séparation totale entre l’interface (contrat) et l'implémentation réelle. </text:p>
        </text:list-item>
      </text:list>
      <text:p text:style-name="P11"/>
      <text:h text:style-name="P4" text:outline-level="3"><text:span text:style-name="Strong_20_Emphasis">Pourquoi les Service Contracts sont-ils importants ?</text:span></text:h>
      <text:h text:style-name="P6" text:outline-level="4">1. <text:span text:style-name="Strong_20_Emphasis">Découplage &amp; extensibilité</text:span> :</text:h>
      <text:list xml:id="list2625263365" text:style-name="L45">
        <text:list-item>
          <text:p text:style-name="P31">L’utilisation d’un contrat garantit que le reste du système ne dépend pas de l’implémentation d’un module, mais de son interface.<text:line-break/>Exemple : Si un module pour la gestion des produits est remplacé ou étendu, le reste du projet restant interagit toujours avec la même interface (<text:span text:style-name="Source_20_Text">ProductRepositoryInterface</text:span>), sans se soucier de son implémentation en backend. </text:p>
        </text:list-item>
      </text:list>
      <text:h text:style-name="P6" text:outline-level="4" text:is-list-header="true">2. <text:span text:style-name="Strong_20_Emphasis">Stabilité des fonctionnalités API</text:span> :</text:h>
      <text:list xml:id="list4067167160" text:style-name="L46">
        <text:list-item>
          <text:p text:style-name="P32">Les interfaces des Services Contracts sont déclarées <text:span text:style-name="Emphasis">publiques</text:span> et considérées stables entre les versions Magento. Cela garantit qu’elles resteront utilisables quel que soit l'évolution sous-jacente. </text:p>
        </text:list-item>
      </text:list>
      <text:h text:style-name="P6" text:outline-level="4" text:is-list-header="true">3. <text:span text:style-name="Strong_20_Emphasis">Compatibilité avec les APIs publiques</text:span> :</text:h>
      <text:list xml:id="list3005098910" text:style-name="L47">
        <text:list-item>
          <text:p text:style-name="P33">Les Services Contracts servent également à exposer des fonctionnalités aux <text:span text:style-name="Strong_20_Emphasis">API REST et GraphQL</text:span> en utilisant les interfaces standard comme base. </text:p>
        </text:list-item>
      </text:list>
      <text:h text:style-name="P6" text:outline-level="4" text:is-list-header="true">4. <text:span text:style-name="Strong_20_Emphasis">Avantages pour les tests unitaires</text:span> :</text:h>
      <text:list xml:id="list4235529073" text:style-name="L48">
        <text:list-item>
          <text:p text:style-name="P34">Grâce au découplage entre l'interface et l'implémentation, les développeurs peuvent facilement simuler certains comportements avec des <text:span text:style-name="Strong_20_Emphasis">mocks</text:span> (fakes ou objets de test) pour tester leurs modules sans dépendre des implémentations réelles. </text:p>
        </text:list-item>
      </text:list>
      <text:p text:style-name="P11"><text:soft-page-break/></text:p>
      <text:h text:style-name="P4" text:outline-level="3"><text:span text:style-name="Strong_20_Emphasis">Les principaux éléments des Service Contracts</text:span></text:h>
      <text:p text:style-name="P89">Les Services Contracts dans Magento reposent sur deux concepts clés : les <text:span text:style-name="Strong_20_Emphasis">Repositories</text:span> et les <text:span text:style-name="Strong_20_Emphasis">Data-Objects</text:span> (DTO, Data Transfer Objects).</text:p>
      <text:p text:style-name="P11"/>
      <text:h text:style-name="P6" text:outline-level="4"><text:span text:style-name="Strong_20_Emphasis">1. Les Repositories (Repositories Patterns)</text:span></text:h>
      <text:p text:style-name="P89">Les repositories permettent d’accéder aux <text:span text:style-name="Strong_20_Emphasis">entités métier Magento</text:span> (produits, clients, commandes, etc.) en suivant un pattern d’accès standardisé. Ils agissent comme un <text:span text:style-name="Strong_20_Emphasis">moyen unique d’interfacer une entité</text:span>, plutôt que d’accéder directement à un modèle.</text:p>
      <text:p text:style-name="P88">Exemple classique :<text:line-break/>Considérons la gestion d’un produit dans Magento. Sans Service Contracts, on pourrait interagir directement avec les modèles :</text:p>
      <text:p text:style-name="P13"><text:span text:style-name="Strong_20_Emphasis"><text:span text:style-name="T1">$product = $objectManager-&gt;create(</text:span></text:span><text:span text:style-name="T1">\Magento\Catalog\Model\Product::class);</text:span><text:line-break/><text:span text:style-name="T1">$product-&gt;load(1);</text:span></text:p>
      <text:p text:style-name="P16"><text:span text:style-name="Strong_20_Emphasis"/></text:p>
      <text:h text:style-name="P10" text:outline-level="5"><text:span text:style-name="Strong_20_Emphasis"/></text:h>
      <text:p text:style-name="P90"><text:span text:style-name="Strong_20_Emphasis">Avec les Service Contracts, on passe par un repository dédié, défini par une interface (</text:span><text:span text:style-name="Source_20_Text">ProductRepositoryInterface</text:span><text:span text:style-name="Strong_20_Emphasis">), qui agit comme couche d'abstraction :</text:span></text:p>
      <text:p text:style-name="P90"><text:span text:style-name="Strong_20_Emphasis"/></text:p>
      <text:p text:style-name="P14"><text:span text:style-name="Strong_20_Emphasis"><text:span text:style-name="T1">use Magento</text:span></text:span><text:span text:style-name="T1">\Catalog\Api\ProductRepositoryInterface;</text:span><text:line-break/><text:line-break/><text:span text:style-name="T1">// Exemple avec DI</text:span><text:line-break/><text:span text:style-name="T1">/** @var ProductRepositoryInterface $productRepository */</text:span><text:line-break/><text:span text:style-name="T1">$product = $productRepository-&gt;getById(1);</text:span></text:p>
      <text:p text:style-name="P17"><text:span text:style-name="Strong_20_Emphasis"/></text:p>
      <text:p text:style-name="P12"><text:span text:style-name="Strong_20_Emphasis"/></text:p>
      <text:h text:style-name="P9" text:outline-level="5"><text:span text:style-name="Strong_20_Emphasis">Interface d’un Repository (exemple pour les produits)</text:span></text:h>
      <text:p text:style-name="P88">Dans le module <text:span text:style-name="Source_20_Text">Magento\Catalog\Api</text:span>, on trouve une interface définissant le comportement du repository produit :</text:p>
      <text:p text:style-name="P88"/>
      <text:p text:style-name="P88"/>
      <text:p text:style-name="P88"/>
      <text:p text:style-name="P14"><text:span text:style-name="Strong_20_Emphasis"><text:span text:style-name="T1">namespace Magento</text:span></text:span><text:span text:style-name="T1">\Catalog\Api;</text:span><text:line-break/><text:line-break/><text:span text:style-name="T1">use Magento\Catalog\Api\Data\ProductInterface;</text:span><text:line-break/><text:line-break/><text:span text:style-name="T1">interface ProductRepositoryInterface</text:span><text:line-break/><text:span text:style-name="T1">{</text:span><text:line-break/><text:span text:style-name="T1"> <text:s text:c="3"/>/**</text:span><text:line-break/><text:span text:style-name="T1"> <text:s text:c="4"/>* Retourne un produit par son identifiant.</text:span><text:line-break/><text:span text:style-name="T1"> <text:s text:c="4"/>*</text:span><text:line-break/><text:span text:style-name="T1"> <text:s text:c="4"/>* @param int $id</text:span><text:line-break/><text:span text:style-name="T1"> <text:s text:c="4"/>* @return \Magento\Catalog\Api\Data\ProductInterface</text:span><text:line-break/><text:span text:style-name="T1"> <text:s text:c="4"/>*/</text:span><text:line-break/><text:span text:style-name="T1"> <text:s text:c="3"/>public function getById($id);</text:span><text:line-break/><text:soft-page-break/><text:line-break/><text:span text:style-name="T1"> <text:s text:c="3"/>/**</text:span><text:line-break/><text:span text:style-name="T1"> <text:s text:c="4"/>* Enregistre un produit.</text:span><text:line-break/><text:span text:style-name="T1"> <text:s text:c="4"/>*</text:span><text:line-break/><text:span text:style-name="T1"> <text:s text:c="4"/>* @param \Magento\Catalog\Api\Data\ProductInterface $product</text:span><text:line-break/><text:span text:style-name="T1"> <text:s text:c="4"/>* @return \Magento\Catalog\Api\Data\ProductInterface</text:span><text:line-break/><text:span text:style-name="T1"> <text:s text:c="4"/>*/</text:span><text:line-break/><text:span text:style-name="T1"> <text:s text:c="3"/>public function save(ProductInterface $product);</text:span><text:line-break/><text:line-break/><text:span text:style-name="T1"> <text:s text:c="3"/>/**</text:span><text:line-break/><text:span text:style-name="T1"> <text:s text:c="4"/>* Supprime un produit.</text:span><text:line-break/><text:span text:style-name="T1"> <text:s text:c="4"/>*</text:span><text:line-break/><text:span text:style-name="T1"> <text:s text:c="4"/>* @param \Magento\Catalog\Api\Data\ProductInterface $product</text:span><text:line-break/><text:span text:style-name="T1"> <text:s text:c="4"/>* @return bool</text:span><text:line-break/><text:span text:style-name="T1"> <text:s text:c="4"/>*/</text:span><text:line-break/><text:span text:style-name="T1"> <text:s text:c="3"/>public function delete(ProductInterface $product);</text:span><text:line-break/><text:span text:style-name="T1">}</text:span></text:p>
      <text:p text:style-name="P17"><text:span text:style-name="Strong_20_Emphasis"/></text:p>
      <text:p text:style-name="P90"><text:span text:style-name="Strong_20_Emphasis"/></text:p>
      <text:h text:style-name="P10" text:outline-level="5"><text:span text:style-name="Strong_20_Emphasis">Comment cela fonctionne ?</text:span></text:h>
      <text:p text:style-name="P88">Magento repose sur son système d’<text:span text:style-name="Strong_20_Emphasis">Injection de dépendances (DI)</text:span> pour associer cette interface (<text:span text:style-name="Source_20_Text">ProductRepositoryInterface</text:span>) à une implémentation réelle :</text:p>
      <text:p text:style-name="P14"><text:span text:style-name="Strong_20_Emphasis"><text:span text:style-name="T2">&lt;type </text:span></text:span><text:span text:style-name="T1">name</text:span><text:span text:style-name="T3">="Magento\Catalog\Api\ProductRepositoryInterface"</text:span><text:span text:style-name="T2">&gt;</text:span><text:line-break/><text:span text:style-name="T2"> <text:s text:c="3"/>&lt;arguments&gt;</text:span><text:line-break/><text:span text:style-name="T2"> <text:s text:c="7"/>&lt;argument </text:span><text:span text:style-name="T1">name</text:span><text:span text:style-name="T3">="class" </text:span><text:span text:style-name="T4">xsi</text:span><text:span text:style-name="T1">:type</text:span><text:span text:style-name="T3">="object"</text:span><text:span text:style-name="T2">&gt;</text:span><text:span text:style-name="T1">Magento\Catalog\Model\ProductRepository</text:span><text:span text:style-name="T2">&lt;/argument&gt;</text:span><text:line-break/><text:span text:style-name="T2"> <text:s text:c="3"/>&lt;/arguments&gt;</text:span><text:line-break/><text:span text:style-name="T2">&lt;/type&gt;</text:span></text:p>
      <text:p text:style-name="P17"><text:span text:style-name="Strong_20_Emphasis"/></text:p>
      <text:p text:style-name="P90"><text:span text:style-name="Strong_20_Emphasis">Ainsi, lorsqu’un repository est injecté dans une classe, Magento sait automatiquement quelle implémentation utiliser.</text:span></text:p>
      <text:p text:style-name="P11"/>
      <text:h text:style-name="P6" text:outline-level="4"><text:span text:style-name="Strong_20_Emphasis">2. Les Data-Objects ou DTOs (Data Transfer Objects)</text:span></text:h>
      <text:p text:style-name="P89">Dans Magento, les <text:span text:style-name="Strong_20_Emphasis">Data-Objects</text:span> sont utilisés pour transporter les données entre les couches (souvent entre le repository et le reste du code). Contrairement aux modèles Magento classiques, les Data-Objects sont des <text:span text:style-name="Strong_20_Emphasis">objets POPO (Plain Old PHP Objects)</text:span>, sans logique métier ni dépendance à la base de données.</text:p>
      <text:h text:style-name="P9" text:outline-level="5">Exemple : Interface pour représenter un produit</text:h>
      <text:p text:style-name="P88">Un produit est souvent représenté par une interface <text:span text:style-name="Source_20_Text">ProductInterface</text:span> (fournie dans <text:span text:style-name="Source_20_Text">Magento\Catalog\Api\Data\ProductInterface</text:span>) :</text:p>
      <text:p text:style-name="P14"><text:span text:style-name="Strong_20_Emphasis"><text:span text:style-name="T1">namespace Magento</text:span></text:span><text:span text:style-name="T1">\Catalog\Api\Data;</text:span><text:line-break/><text:line-break/><text:span text:style-name="T1">interface ProductInterface</text:span><text:line-break/><text:span text:style-name="T1">{</text:span><text:line-break/><text:span text:style-name="T1"> <text:s text:c="3"/>const ID = 'entity_id';</text:span><text:line-break/><text:span text:style-name="T1"> <text:s text:c="3"/>const NAME = 'name';</text:span><text:line-break/><text:span text:style-name="T1"> <text:s text:c="3"/>const SKU = 'sku';</text:span><text:line-break/><text:line-break/><text:span text:style-name="T1"> <text:s text:c="3"/>/**</text:span><text:line-break/><text:span text:style-name="T1"> <text:s text:c="4"/>* Identifiant du produit.</text:span><text:line-break/><text:soft-page-break/><text:span text:style-name="T1"> <text:s text:c="4"/>*</text:span><text:line-break/><text:span text:style-name="T1"> <text:s text:c="4"/>* @return int|null</text:span><text:line-break/><text:span text:style-name="T1"> <text:s text:c="4"/>*/</text:span><text:line-break/><text:span text:style-name="T1"> <text:s text:c="3"/>public function getId();</text:span><text:line-break/><text:span text:style-name="T1"> <text:s text:c="3"/>public function setId($id);</text:span><text:line-break/><text:line-break/><text:span text:style-name="T1"> <text:s text:c="3"/>/**</text:span><text:line-break/><text:span text:style-name="T1"> <text:s text:c="4"/>* Nom du produit.</text:span><text:line-break/><text:span text:style-name="T1"> <text:s text:c="4"/>*</text:span><text:line-break/><text:span text:style-name="T1"> <text:s text:c="4"/>* @return string</text:span><text:line-break/><text:span text:style-name="T1"> <text:s text:c="4"/>*/</text:span><text:line-break/><text:span text:style-name="T1"> <text:s text:c="3"/>public function getName();</text:span><text:line-break/><text:span text:style-name="T1"> <text:s text:c="3"/>public function setName($name);</text:span><text:line-break/><text:line-break/><text:span text:style-name="T1"> <text:s text:c="3"/>/**</text:span><text:line-break/><text:span text:style-name="T1"> <text:s text:c="4"/>* SKU du produit.</text:span><text:line-break/><text:span text:style-name="T1"> <text:s text:c="4"/>*</text:span><text:line-break/><text:span text:style-name="T1"> <text:s text:c="4"/>* @return string</text:span><text:line-break/><text:span text:style-name="T1"> <text:s text:c="4"/>*/</text:span><text:line-break/><text:span text:style-name="T1"> <text:s text:c="3"/>public function getSku();</text:span><text:line-break/><text:span text:style-name="T1"> <text:s text:c="3"/>public function setSku($sku);</text:span><text:line-break/><text:span text:style-name="T1">}</text:span></text:p>
      <text:p text:style-name="P17"><text:span text:style-name="Strong_20_Emphasis"/></text:p>
      <text:p text:style-name="P90"><text:span text:style-name="Strong_20_Emphasis">Le repository retourne toujours ce type d’objet via son API. Exemple pratique :</text:span></text:p>
      <text:p text:style-name="P17"><text:span text:style-name="Strong_20_Emphasis"/></text:p>
      <text:p text:style-name="P14"><text:span text:style-name="Strong_20_Emphasis"><text:span text:style-name="T1">$product = $productRepository-&gt;getById(1);</text:span></text:span><text:line-break/><text:span text:style-name="T1">echo $product-&gt;getName(); // Récupère le nom</text:span><text:line-break/><text:span text:style-name="T1">$product-&gt;setName("Nouveau nom"); // Modifie le nom</text:span><text:line-break/><text:span text:style-name="T1">$productRepository-&gt;save($product); // Sauvegarde les changements</text:span></text:p>
      <text:p text:style-name="P17"><text:span text:style-name="Strong_20_Emphasis"/></text:p>
      <text:h text:style-name="P5" text:outline-level="3"><text:span text:style-name="Strong_20_Emphasis">Résumé : Points clés des Service Contracts</text:span></text:h>
      <text:list xml:id="list2367120523" text:style-name="L49">
        <text:list-item>
          <text:p text:style-name="P35">Les <text:span text:style-name="Strong_20_Emphasis">Interfaces</text:span> garantissent un accès standard aux entités et modules Magento. </text:p>
        </text:list-item>
        <text:list-item>
          <text:p text:style-name="P35">Les <text:span text:style-name="Strong_20_Emphasis">Data-Objects</text:span> (DTO) isolent la logique métier des données brutes. </text:p>
        </text:list-item>
        <text:list-item>
          <text:p text:style-name="P35">Les Repositories fournissent des méthodes claires pour accéder aux entités <text:span text:style-name="Emphasis">sans dépendance directe</text:span> à la base de données. </text:p>
        </text:list-item>
        <text:list-item>
          <text:p text:style-name="P36">Ils permettent un <text:span text:style-name="Strong_20_Emphasis">découplage total</text:span>, utile pour la maintenabilité, les tests, et les extensions futures. </text:p>
        </text:list-item>
      </text:list>
      <text:p text:style-name="P17"><text:span text:style-name="Strong_20_Emphasis"/></text:p>
      <text:p text:style-name="P90"><text:span text:style-name="Strong_20_Emphasis"/></text:p>
      <text:h text:style-name="P10" text:outline-level="5"><text:span text:style-name="Strong_20_Emphasis">2. Fonctionnalités natives de Magento :</text:span></text:h>
      <text:p text:style-name="P89">Magento est particulièrement puissant grâce à certaines fonctionnalités clés disponibles nativement :</text:p>
      <text:list xml:id="list260883138" text:style-name="L50">
        <text:list-item>
          <text:p text:style-name="P37"><text:span text:style-name="Strong_20_Emphasis">Multiboutique</text:span> pour gérer plusieurs instances (différentes langues, devises...). </text:p>
        </text:list-item>
        <text:list-item>
          <text:p text:style-name="P37">Stockage des données via <text:span text:style-name="Strong_20_Emphasis">EAV (Entity-Attribute-Value)</text:span> pour une grande flexibilité (exemple : ajout d'attributs personnalisés pour les produits ou clients). </text:p>
        </text:list-item>
        <text:list-item>
          <text:p text:style-name="P37">Gestion avancée des commandes et paiements. </text:p>
        </text:list-item>
        <text:list-item>
          <text:p text:style-name="P37">Système de cache intégré (Full Page Cache, Redis). </text:p>
        </text:list-item>
        <text:list-item>
          <text:p text:style-name="P38">APIs REST et GraphQL pour exploiter Magento en tant que backend (<text:span text:style-name="Emphasis">headless</text:span>). </text:p>
        </text:list-item>
      </text:list>
      <text:p text:style-name="P11"/>
      <text:h text:style-name="P6" text:outline-level="4"><text:soft-page-break/><text:span text:style-name="Strong_20_Emphasis">B - Installation de Magento via Composer</text:span></text:h>
      <text:p text:style-name="P88">Magento repose sur l'utilisation de <text:span text:style-name="Strong_20_Emphasis">Composer</text:span>, qui simplifie la gestion des dépendances et des librairies tierces. Cette méthode est à privilégier, car elle permet d'automatiser les mises à jour et de maintenir une bonne organisation du projet.</text:p>
      <text:h text:style-name="P9" text:outline-level="5"><text:span text:style-name="Strong_20_Emphasis">Étapes de l’installation</text:span> :</text:h>
      <text:list xml:id="list4276351005" text:style-name="L51">
        <text:list-item>
          <text:p text:style-name="P39"><text:span text:style-name="Strong_20_Emphasis">Accéder aux clés API de Magento Marketplace :</text:span> </text:p>
          <text:list>
            <text:list-item>
              <text:p text:style-name="P39">Les développeurs devront créer un compte gratuit sur Magento Marketplace. </text:p>
            </text:list-item>
            <text:list-item>
              <text:p text:style-name="P39">Aller dans "My Profile" -&gt; "Access Keys", puis générer une clé <text:span text:style-name="Emphasis">public</text:span> et une clé <text:span text:style-name="Emphasis">private</text:span>. </text:p>
            </text:list-item>
            <text:list-item>
              <text:p text:style-name="P40">Ajouter ces clés globalement pour Composer : </text:p>
            </text:list-item>
          </text:list>
        </text:list-item>
      </text:list>
      <text:p text:style-name="P14"><text:span text:style-name="Strong_20_Emphasis"><text:span text:style-name="T6">composer </text:span></text:span><text:span text:style-name="T1">config --global http-basic.repo.magento.com </text:span><text:span text:style-name="T7">&lt;</text:span><text:span text:style-name="T1">public-key</text:span><text:span text:style-name="T7">&gt; &lt;</text:span><text:span text:style-name="T6">private-key&gt;</text:span></text:p>
      <text:p text:style-name="P17"><text:span text:style-name="Strong_20_Emphasis"/></text:p>
      <text:p text:style-name="P90"><text:span text:style-name="Strong_20_Emphasis">Installer Magento : </text:span></text:p>
      <text:list xml:id="list3810375465" text:style-name="L52">
        <text:list-item>
          <text:list>
            <text:list-item>
              <text:p text:style-name="P41">Créez un nouveau projet : </text:p>
            </text:list-item>
          </text:list>
        </text:list-item>
      </text:list>
      <text:p text:style-name="P14"><text:span text:style-name="Strong_20_Emphasis"><text:span text:style-name="T6">composer </text:span></text:span><text:span text:style-name="T1">create-project --repository-url=https://repo.magento.com/ magento/project-community-edition magento2</text:span></text:p>
      <text:p text:style-name="P90"><text:span text:style-name="Strong_20_Emphasis">Effectuez les configurations nécessaires lors de l'installation (base de données MySQL, URL de base, etc.). </text:span></text:p>
      <text:p text:style-name="P90"><text:span text:style-name="Strong_20_Emphasis">Installation complète : </text:span></text:p>
      <text:list xml:id="list2011785224" text:style-name="L53">
        <text:list-item>
          <text:list>
            <text:list-item>
              <text:p text:style-name="P42">Finalisez la configuration grâce à la CLI Magento : </text:p>
            </text:list-item>
          </text:list>
        </text:list-item>
      </text:list>
      <text:p text:style-name="P14"><text:span text:style-name="Strong_20_Emphasis"><text:span text:style-name="T6">php </text:span></text:span><text:span text:style-name="T1">bin/magento setup:install \</text:span><text:line-break/><text:span text:style-name="T1">--base-url=http://magento.test/ \</text:span><text:line-break/><text:span text:style-name="T1">--db-host=127.0.0.1 \</text:span><text:line-break/><text:span text:style-name="T1">--db-name=magento \</text:span><text:line-break/><text:span text:style-name="T1">--db-user=root \</text:span><text:line-break/><text:span text:style-name="T1">--db-password=yourpassword \</text:span><text:line-break/><text:span text:style-name="T1">--admin-firstname=Admin \</text:span><text:line-break/><text:span text:style-name="T1">--admin-lastname=User \</text:span><text:line-break/><text:span text:style-name="T1">--admin-email=admin@example.com \</text:span><text:line-break/><text:span text:style-name="T1">--admin-user=admin \</text:span><text:line-break/><text:span text:style-name="T1">--admin-password=admin123 \</text:span><text:line-break/><text:span text:style-name="T1">--language=en_US \</text:span><text:line-break/><text:span text:style-name="T1">--currency=USD \</text:span><text:line-break/><text:span text:style-name="T1">--timezone=America/New_York \</text:span><text:line-break/><text:span text:style-name="T1">--use-rewrites=</text:span><text:span text:style-name="T8">1</text:span></text:p>
      <text:p text:style-name="P17"><text:span text:style-name="Strong_20_Emphasis"/></text:p>
      <text:p text:style-name="P90"><text:span text:style-name="Strong_20_Emphasis">Accéder au backend pour vérifier le bon fonctionnement : </text:span><text:span text:style-name="Source_20_Text">[base_url]/admin</text:span><text:span text:style-name="Strong_20_Emphasis">. </text:span></text:p>
      <text:p text:style-name="P17"><text:span text:style-name="Strong_20_Emphasis"/></text:p>
      <text:h text:style-name="P7" text:outline-level="4"><text:span text:style-name="Strong_20_Emphasis">C - Mise en place de l’environnement local avec Docker ou DDEV</text:span></text:h>
      <text:p text:style-name="P88">Pour un environnement local simple, stable et reproductible, <text:span text:style-name="Strong_20_Emphasis">Docker</text:span> (ou <text:span text:style-name="Strong_20_Emphasis">DDEV</text:span>) est essentiel. L’intérêt principal est de pouvoir travailler de manière standardisée, quelle que soit la machine de développement. Voici un guide rapide :</text:p>
      <text:h text:style-name="P9" text:outline-level="5"><text:span text:style-name="Strong_20_Emphasis">Mise en place avec Docker Compose :</text:span></text:h>
      <text:list xml:id="list3158290108" text:style-name="L54">
        <text:list-item>
          <text:p text:style-name="P43"><text:span text:style-name="Strong_20_Emphasis">Créez un fichier </text:span><text:span text:style-name="Source_20_Text">docker-compose.yml</text:span><text:span text:style-name="Strong_20_Emphasis"> :</text:span> Exemple minimal pour héberger Magento : </text:p>
        </text:list-item>
      </text:list>
      <text:p text:style-name="P14"><text:span text:style-name="Strong_20_Emphasis"><text:span text:style-name="T7">version</text:span></text:span><text:span text:style-name="T1">: </text:span><text:span text:style-name="T3">"3.7"</text:span><text:line-break/><text:line-break/><text:span text:style-name="T7">services</text:span><text:span text:style-name="T1">:</text:span><text:line-break/><text:soft-page-break/><text:span text:style-name="T1"> <text:s/></text:span><text:span text:style-name="T7">web</text:span><text:span text:style-name="T1">:</text:span><text:line-break/><text:span text:style-name="T1"> <text:s text:c="3"/></text:span><text:span text:style-name="T7">image</text:span><text:span text:style-name="T1">: nginx:latest</text:span><text:line-break/><text:span text:style-name="T1"> <text:s text:c="3"/></text:span><text:span text:style-name="T7">volumes</text:span><text:span text:style-name="T1">:</text:span><text:line-break/><text:span text:style-name="T1"> <text:s text:c="5"/>- ./magento2:/var/www/html</text:span><text:line-break/><text:span text:style-name="T1"> <text:s text:c="5"/>- ./nginx.conf:/etc/nginx/nginx.conf</text:span><text:line-break/><text:span text:style-name="T1"> <text:s text:c="3"/></text:span><text:span text:style-name="T7">ports</text:span><text:span text:style-name="T1">:</text:span><text:line-break/><text:span text:style-name="T1"> <text:s text:c="5"/>- </text:span><text:span text:style-name="T3">"80:80"</text:span><text:line-break/><text:span text:style-name="T3"> <text:s text:c="3"/></text:span><text:span text:style-name="T7">depends_on</text:span><text:span text:style-name="T1">:</text:span><text:line-break/><text:span text:style-name="T1"> <text:s text:c="5"/>- php</text:span><text:line-break/><text:line-break/><text:span text:style-name="T1"> <text:s/></text:span><text:span text:style-name="T7">php</text:span><text:span text:style-name="T1">:</text:span><text:line-break/><text:span text:style-name="T1"> <text:s text:c="3"/></text:span><text:span text:style-name="T7">image</text:span><text:span text:style-name="T1">: php:8.1-fpm</text:span><text:line-break/><text:span text:style-name="T1"> <text:s text:c="3"/></text:span><text:span text:style-name="T7">volumes</text:span><text:span text:style-name="T1">:</text:span><text:line-break/><text:span text:style-name="T1"> <text:s text:c="5"/>- ./magento2:/var/www/html</text:span><text:line-break/><text:span text:style-name="T1"> <text:s text:c="3"/></text:span><text:span text:style-name="T7">depends_on</text:span><text:span text:style-name="T1">:</text:span><text:line-break/><text:span text:style-name="T1"> <text:s text:c="5"/>- db</text:span><text:line-break/><text:span text:style-name="T1"> <text:s text:c="3"/></text:span><text:span text:style-name="T7">environment</text:span><text:span text:style-name="T1">:</text:span><text:line-break/><text:span text:style-name="T1"> <text:s text:c="5"/>- COMPOSER_ALLOW_SUPERUSER=1</text:span><text:line-break/><text:span text:style-name="T1"> <text:s text:c="5"/>- PHP_MEMORY_LIMIT=2G</text:span><text:line-break/><text:line-break/><text:span text:style-name="T1"> <text:s/></text:span><text:span text:style-name="T7">db</text:span><text:span text:style-name="T1">:</text:span><text:line-break/><text:span text:style-name="T1"> <text:s text:c="3"/></text:span><text:span text:style-name="T7">image</text:span><text:span text:style-name="T1">: mysql:8.0</text:span><text:line-break/><text:span text:style-name="T1"> <text:s text:c="3"/></text:span><text:span text:style-name="T7">volumes</text:span><text:span text:style-name="T1">:</text:span><text:line-break/><text:span text:style-name="T1"> <text:s text:c="5"/>- db_data:/var/lib/mysql</text:span><text:line-break/><text:span text:style-name="T1"> <text:s text:c="3"/></text:span><text:span text:style-name="T7">environment</text:span><text:span text:style-name="T1">:</text:span><text:line-break/><text:span text:style-name="T1"> <text:s text:c="5"/></text:span><text:span text:style-name="T7">MYSQL_ROOT_PASSWORD</text:span><text:span text:style-name="T1">: root</text:span><text:line-break/><text:span text:style-name="T1"> <text:s text:c="5"/></text:span><text:span text:style-name="T7">MYSQL_DATABASE</text:span><text:span text:style-name="T1">: magento</text:span><text:line-break/><text:span text:style-name="T1"> <text:s text:c="5"/></text:span><text:span text:style-name="T7">MYSQL_USER</text:span><text:span text:style-name="T1">: magento</text:span><text:line-break/><text:span text:style-name="T1"> <text:s text:c="5"/></text:span><text:span text:style-name="T7">MYSQL_PASSWORD</text:span><text:span text:style-name="T1">: magento</text:span><text:line-break/><text:line-break/><text:span text:style-name="T7">volumes</text:span><text:span text:style-name="T1">:</text:span><text:line-break/><text:span text:style-name="T1"> <text:s/></text:span><text:span text:style-name="T7">db_data</text:span><text:span text:style-name="T1">:</text:span></text:p>
      <text:p text:style-name="P17"><text:span text:style-name="Strong_20_Emphasis"/></text:p>
      <text:p text:style-name="P90"><text:span text:style-name="Strong_20_Emphasis">Configurer Magento dans Docker : </text:span></text:p>
      <text:list xml:id="list2487293286" text:style-name="L55">
        <text:list-item>
          <text:list>
            <text:list-item>
              <text:p text:style-name="P44">Copiez le code Magento dans un dossier local (<text:span text:style-name="Source_20_Text">./magento2</text:span> dans cet exemple). </text:p>
            </text:list-item>
            <text:list-item>
              <text:p text:style-name="P45">Lancez les services : </text:p>
            </text:list-item>
          </text:list>
        </text:list-item>
      </text:list>
      <text:p text:style-name="P17"><text:span text:style-name="Strong_20_Emphasis"/></text:p>
      <text:p text:style-name="P14"><text:span text:style-name="Strong_20_Emphasis"><text:span text:style-name="T6">docker-compose </text:span></text:span><text:span text:style-name="T1">up -d</text:span></text:p>
      <text:p text:style-name="P17"><text:span text:style-name="Strong_20_Emphasis"/></text:p>
      <text:h text:style-name="P10" text:outline-level="5"><text:span text:style-name="Strong_20_Emphasis">Mise en place avec DDEV :</text:span></text:h>
      <text:p text:style-name="P88">DDEV est plus simple d’utilisation pour Magento. Après installation de DDEV, procédez ainsi :</text:p>
      <text:list xml:id="list3423558794" text:style-name="L56">
        <text:list-item>
          <text:p text:style-name="P46">Initialiser le projet Magento : </text:p>
        </text:list-item>
      </text:list>
      <text:p text:style-name="P14"><text:span text:style-name="Strong_20_Emphasis"><text:span text:style-name="T6">ddev </text:span></text:span><text:span text:style-name="T1">config --project-type=magento --docroot=pub --create-docroot</text:span></text:p>
      <text:p text:style-name="P17"><text:span text:style-name="Strong_20_Emphasis"/></text:p>
      <text:p text:style-name="P90"><text:span text:style-name="Strong_20_Emphasis">Installer Magento : </text:span></text:p>
      <text:p text:style-name="P14"><text:span text:style-name="Strong_20_Emphasis"><text:span text:style-name="T6">ddev </text:span></text:span><text:span text:style-name="T1">composer create magento/project-community-edition</text:span></text:p>
      <text:p text:style-name="P17"><text:span text:style-name="Strong_20_Emphasis"/></text:p>
      <text:h text:style-name="P5" text:outline-level="3"><text:span text:style-name="Strong_20_Emphasis">Conclusion :</text:span></text:h>
      <text:p text:style-name="P89">À ce stade, les développeurs auront :</text:p>
      <text:list xml:id="list2613175053" text:style-name="L57">
        <text:list-item>
          <text:p text:style-name="P47">Une bonne compréhension des bases de Magento (structure, fichiers clé, API). </text:p>
        </text:list-item>
        <text:list-item>
          <text:p text:style-name="P47">Une instance Magento fonctionnelle installée via Composer. </text:p>
        </text:list-item>
        <text:list-item>
          <text:p text:style-name="P48">Un environnement de développement isolé et optimal (Docker ou DDEV). </text:p>
        </text:list-item>
      </text:list>
      <text:p text:style-name="P89"><text:soft-page-break/>Ils seront prêts à entrer dans le vif du sujet avec <text:span text:style-name="Strong_20_Emphasis">le développement de modules personnalisés</text:span> dès le jour suivant.</text:p>
      <text:p text:style-name="P17"><text:span text:style-name="Strong_20_Emphasis"/></text:p>
      <text:p text:style-name="P90"><text:span text:style-name="Strong_20_Emphasis"/></text:p>
      <text:p text:style-name="P90"><text:span text:style-name="Strong_20_Emphasis"/></text:p>
      <text:p text:style-name="P90"><text:span text:style-name="Strong_20_Emphasis"/></text:p>
      <text:list xml:id="list2989162871" text:style-name="L58">
        <text:list-item>
          <text:p text:style-name="P49"><text:bookmark text:name="__DdeLink__934_2092794412"/><text:span text:style-name="Strong_20_Emphasis">1.2 Préparer un nouveau projet e-commerce</text:span></text:p>
        </text:list-item>
      </text:list>
      <text:h text:style-name="P6" text:outline-level="4"><text:span text:style-name="Strong_20_Emphasis">Objectif :</text:span></text:h>
      <text:p text:style-name="P89">Cette étape consiste à poser les premières fondations pour notre projet e-commerce. Nous allons :</text:p>
      <text:list xml:id="list4159970936" text:style-name="L59">
        <text:list-item>
          <text:p text:style-name="P50">Configurer Magento pour prendre en charge un <text:span text:style-name="Strong_20_Emphasis">catalogue multimarques</text:span>, une fonctionnalité fréquemment utilisée dans des projets multi-boutiques, où plusieurs marques peuvent avoir chacune leurs propres catégories ou produits spécifiques. </text:p>
        </text:list-item>
        <text:list-item>
          <text:p text:style-name="P51">Créer un <text:span text:style-name="Strong_20_Emphasis">thème Magento personnalisé</text:span> (Frontend), qui servira de base pour toutes les personnalisations graphiques futures. </text:p>
        </text:list-item>
      </text:list>
      <text:p text:style-name="P11"/>
      <text:h text:style-name="P4" text:outline-level="3"><text:span text:style-name="Strong_20_Emphasis">A - Configurer Magento Backend pour un catalogue multimarques</text:span></text:h>
      <text:p text:style-name="P89">Magento offre une puissante fonctionnalité native compatible avec des projets <text:span text:style-name="Strong_20_Emphasis">multi-boutiques</text:span> ou <text:span text:style-name="Strong_20_Emphasis">multimarques</text:span>. Cela permet de gérer plusieurs instances de boutiques ou marques via une seule installation Magento. Chaque "boutique" peut, par exemple, disposer de son propre <text:span text:style-name="Strong_20_Emphasis">catalogue de produits</text:span>, ses propres prix, devises ou langues.</text:p>
      <text:h text:style-name="P6" text:outline-level="4"><text:span text:style-name="Strong_20_Emphasis">1. Concepts clés : niveaux de structure dans Magento :</text:span></text:h>
      <text:p text:style-name="P89">Magento utilise une hiérarchie à <text:span text:style-name="Strong_20_Emphasis">3 niveaux</text:span> pour organiser les structures multiboutiques :</text:p>
      <text:list xml:id="list920841698" text:style-name="L60">
        <text:list-item>
          <text:p text:style-name="P52"><text:span text:style-name="Strong_20_Emphasis">Global (Scope Global)</text:span> : Affecte toute l'installation Magento. </text:p>
          <text:list>
            <text:list-item>
              <text:p text:style-name="P52">Exemples : Monnaies, options de configuration globales. </text:p>
            </text:list-item>
          </text:list>
        </text:list-item>
        <text:list-item>
          <text:p text:style-name="P52"><text:span text:style-name="Strong_20_Emphasis">Site Web (Website)</text:span> : Division principale. Chaque <text:span text:style-name="Strong_20_Emphasis">site web</text:span> peut avoir sa propre base de clients, de devises et de catalogues de produits. </text:p>
          <text:list>
            <text:list-item>
              <text:p text:style-name="P52">Exemples : "Site Européen", "Site Américain". </text:p>
            </text:list-item>
          </text:list>
        </text:list-item>
        <text:list-item>
          <text:p text:style-name="P52"><text:span text:style-name="Strong_20_Emphasis">Boutique (Store)</text:span> : Chaque site web peut comporter plusieurs boutiques. Cela permet d’afficher des catalogues différents sous un même site web. </text:p>
          <text:list>
            <text:list-item>
              <text:p text:style-name="P52">Exemple : Une boutique "Vêtements" et une boutique "Chaussures" au sein du même site web. </text:p>
            </text:list-item>
          </text:list>
        </text:list-item>
        <text:list-item>
          <text:p text:style-name="P52"><text:span text:style-name="Strong_20_Emphasis">Vue de la boutique (Store View)</text:span> : Gestion des traductions ou affichages spécifiques. </text:p>
          <text:list>
            <text:list-item>
              <text:p text:style-name="P53">Exemples : Langues multiples (anglais, français, etc.). </text:p>
            </text:list-item>
          </text:list>
        </text:list-item>
      </text:list>
      <text:p text:style-name="P89">Cette architecture est idéale pour des catalogues multimarques.</text:p>
      <text:p text:style-name="P11"/>
      <text:h text:style-name="P6" text:outline-level="4"><text:soft-page-break/><text:span text:style-name="Strong_20_Emphasis">2. Création d'une configuration multimarques :</text:span></text:h>
      <text:h text:style-name="P9" text:outline-level="5"><text:span text:style-name="Strong_20_Emphasis">Étape 1 : Créer un nouveau "site web" :</text:span></text:h>
      <text:list xml:id="list444740607" text:style-name="L61">
        <text:list-item>
          <text:p text:style-name="P54">Accédez à l’administration Magento :<text:line-break/><text:span text:style-name="Source_20_Text">Stores &gt; Settings &gt; All Stores</text:span>. </text:p>
        </text:list-item>
        <text:list-item>
          <text:p text:style-name="P54">Cliquez sur <text:span text:style-name="Strong_20_Emphasis">"Create Website"</text:span>, puis fournissez les informations nécessaires : </text:p>
          <text:list>
            <text:list-item>
              <text:p text:style-name="P54"><text:span text:style-name="Strong_20_Emphasis">Name</text:span> : Nom explicite (ex. : "Marque A"). </text:p>
            </text:list-item>
            <text:list-item>
              <text:p text:style-name="P54"><text:span text:style-name="Strong_20_Emphasis">Code</text:span> : Code unique (ex. : <text:span text:style-name="Source_20_Text">marque_a</text:span>). </text:p>
            </text:list-item>
            <text:list-item>
              <text:p text:style-name="P55"><text:span text:style-name="Strong_20_Emphasis">Sort Order</text:span> : Ordre d'affichage si plusieurs sites coexistent. </text:p>
            </text:list-item>
          </text:list>
        </text:list-item>
      </text:list>
      <text:h text:style-name="P9" text:outline-level="5" text:is-list-header="true"><text:span text:style-name="Strong_20_Emphasis">Étape 2 : Ajouter une boutique à ce site web :</text:span></text:h>
      <text:list xml:id="list1704799333" text:style-name="L62">
        <text:list-item>
          <text:p text:style-name="P56">Accédez à nouveau à :<text:line-break/><text:span text:style-name="Source_20_Text">Stores &gt; Settings &gt; All Stores</text:span>. </text:p>
        </text:list-item>
        <text:list-item>
          <text:p text:style-name="P56">Cliquez sur <text:span text:style-name="Strong_20_Emphasis">"Create Store"</text:span> : </text:p>
          <text:list>
            <text:list-item>
              <text:p text:style-name="P56">Associez cette boutique au <text:span text:style-name="Strong_20_Emphasis">site web</text:span> créé (ex. : "Marque A"). </text:p>
            </text:list-item>
            <text:list-item>
              <text:p text:style-name="P56"><text:span text:style-name="Strong_20_Emphasis">Name</text:span> : Nom clair (ex. : "Boutique de Marque A"). </text:p>
            </text:list-item>
            <text:list-item>
              <text:p text:style-name="P57"><text:span text:style-name="Strong_20_Emphasis">Root Category</text:span> : Choisissez une catégorie racine (vous devrez probablement en créer une nouvelle pour chaque marque). </text:p>
            </text:list-item>
          </text:list>
        </text:list-item>
      </text:list>
      <text:h text:style-name="P9" text:outline-level="5" text:is-list-header="true"><text:span text:style-name="Strong_20_Emphasis">Étape 3 : Configurer une vue de boutique :</text:span></text:h>
      <text:list xml:id="list3259919331" text:style-name="L63">
        <text:list-item>
          <text:p text:style-name="P58">Accédez à nouveau à :<text:line-break/><text:span text:style-name="Source_20_Text">Stores &gt; Settings &gt; All Stores</text:span>. </text:p>
        </text:list-item>
        <text:list-item>
          <text:p text:style-name="P58">Cliquez sur <text:span text:style-name="Strong_20_Emphasis">"Create Store View"</text:span> : </text:p>
          <text:list>
            <text:list-item>
              <text:p text:style-name="P58">Sélectionnez la boutique associée à votre site web (ex. : "Boutique de Marque A"). </text:p>
            </text:list-item>
            <text:list-item>
              <text:p text:style-name="P58"><text:span text:style-name="Strong_20_Emphasis">Code</text:span> : <text:span text:style-name="Source_20_Text">marque_a_fr</text:span> (par exemple pour la langue française). </text:p>
            </text:list-item>
            <text:list-item>
              <text:p text:style-name="P58"><text:span text:style-name="Strong_20_Emphasis">Status</text:span> : <text:span text:style-name="Source_20_Text">Enabled</text:span>. </text:p>
            </text:list-item>
            <text:list-item>
              <text:p text:style-name="P59"><text:span text:style-name="Strong_20_Emphasis">Sort Order</text:span> : Définissez un ordre d'affichage. </text:p>
            </text:list-item>
          </text:list>
        </text:list-item>
      </text:list>
      <text:h text:style-name="P9" text:outline-level="5" text:is-list-header="true"><text:span text:style-name="Strong_20_Emphasis">Étape 4 : Configurer des URLs propres pour chaque marque :</text:span></text:h>
      <text:p text:style-name="P89">Une fois vos boutiques créées :</text:p>
      <text:list xml:id="list4213752966" text:style-name="L64">
        <text:list-item>
          <text:p text:style-name="P60">Modifiez leurs configurations d’URL individuelles : </text:p>
          <text:list>
            <text:list-item>
              <text:p text:style-name="P60"><text:span text:style-name="Strong_20_Emphasis">Stores &gt; Configuration &gt; General &gt; Web</text:span>. </text:p>
            </text:list-item>
            <text:list-item>
              <text:p text:style-name="P60">Changez les valeurs de <text:span text:style-name="Source_20_Text">Base URL</text:span> pour chaque site web (ex. : <text:span text:style-name="Source_20_Text">https://marque-a.local/</text:span>). </text:p>
            </text:list-item>
          </text:list>
        </text:list-item>
        <text:list-item>
          <text:p text:style-name="P61">Modifiez votre fichier <text:span text:style-name="Source_20_Text">.htaccess</text:span> ou votre configuration serveur pour pointer chaque domaine ou sous-domaine vers les bons répertoires. </text:p>
        </text:list-item>
      </text:list>
      <text:p text:style-name="P11"/>
      <text:h text:style-name="P4" text:outline-level="3"><text:span text:style-name="Strong_20_Emphasis">B - Créer un thème personnalisé de base</text:span></text:h>
      <text:p text:style-name="P89">Un thème Magento est essentiel car il contrôle tous les aspects visuels de votre site. Ici, nous allons créer un <text:span text:style-name="Strong_20_Emphasis">thème personnalisé basique</text:span>, qui servira de point de départ pour des ajustements esthétiques spécifiques à votre catalogue.</text:p>
      <text:p text:style-name="P11"/>
      <text:h text:style-name="P6" text:outline-level="4"><text:soft-page-break/><text:span text:style-name="Strong_20_Emphasis">1. Structure d’un thème Magento</text:span></text:h>
      <text:p text:style-name="P89">Tous les thèmes Magento sont organisés sous le dossier suivant :<text:line-break/><text:span text:style-name="Source_20_Text">app/design/frontend</text:span>.</text:p>
      <text:p text:style-name="P88">La structure d’un thème personnalisé ressemble à ceci :</text:p>
      <text:p text:style-name="P89"><text:span text:style-name="Strong_20_Emphasis"/></text:p>
      <text:p text:style-name="P15"><text:span text:style-name="Strong_20_Emphasis"><text:span text:style-name="T1">app/</text:span></text:span><text:line-break/><text:span text:style-name="T1">└── design/</text:span><text:line-break/><text:span text:style-name="T1"> <text:s text:c="3"/>└── frontend/</text:span><text:line-break/><text:span text:style-name="T1"> <text:s text:c="7"/>└── VendorName/ThemeName/</text:span><text:line-break/><text:span text:style-name="T1"> <text:s text:c="11"/>├── etc/</text:span><text:line-break/><text:span text:style-name="T1"> <text:s text:c="11"/>│ <text:s text:c="2"/>└── view.xml</text:span><text:line-break/><text:span text:style-name="T1"> <text:s text:c="11"/>├── web/</text:span><text:line-break/><text:span text:style-name="T1"> <text:s text:c="11"/>│ <text:s text:c="2"/>├── css/</text:span><text:line-break/><text:span text:style-name="T1"> <text:s text:c="11"/>│ <text:s text:c="2"/>├── js/</text:span><text:line-break/><text:span text:style-name="T1"> <text:s text:c="11"/>│ <text:s text:c="2"/>└── images/</text:span><text:line-break/><text:span text:style-name="T1"> <text:s text:c="11"/>├── Magento_Theme/</text:span><text:line-break/><text:span text:style-name="T1"> <text:s text:c="11"/>│ <text:s text:c="2"/>├── templates/</text:span><text:line-break/><text:span text:style-name="T1"> <text:s text:c="11"/>│ <text:s text:c="2"/>├── layout/</text:span><text:line-break/><text:span text:style-name="T1"> <text:s text:c="11"/>│ <text:s text:c="2"/>└── web/</text:span><text:line-break/><text:span text:style-name="T1"> <text:s text:c="11"/>├── theme.xml</text:span><text:line-break/><text:span text:style-name="T1"> <text:s text:c="11"/>└── registration.php</text:span></text:p>
      <text:h text:style-name="P8" text:outline-level="4"><text:span text:style-name="Strong_20_Emphasis">2. Étape 1 : Déclarer le thème dans </text:span><text:span text:style-name="Source_20_Text">theme.xml</text:span></text:h>
      <text:p text:style-name="P89">Créez votre dossier de thème :<text:line-break/><text:span text:style-name="Source_20_Text">app/design/frontend/MonEntreprise/MonTheme/</text:span>.</text:p>
      <text:p text:style-name="P88">Dans ce dossier, ajoutez un fichier nommé <text:span text:style-name="Source_20_Text">theme.xml</text:span>, qui contient des métadonnées pour déclarer le thème :</text:p>
      <text:p text:style-name="P15"><text:span text:style-name="Strong_20_Emphasis"><text:span text:style-name="T2">&lt;theme </text:span></text:span><text:span text:style-name="T1">xmlns:</text:span><text:span text:style-name="T4">xsi</text:span><text:span text:style-name="T3">="http://www.w3.org/2001/XMLSchema-instance" </text:span><text:span text:style-name="T4">xsi</text:span><text:span text:style-name="T1">:noNamespaceSchemaLocation</text:span><text:span text:style-name="T3">="urn:magento:framework:Config/etc/theme.xsd"</text:span><text:span text:style-name="T2">&gt;</text:span><text:line-break/><text:span text:style-name="T2"> <text:s text:c="3"/>&lt;title&gt;</text:span><text:span text:style-name="T1">Mon Thème Personnalisé</text:span><text:span text:style-name="T2">&lt;/title&gt; </text:span><text:span text:style-name="T9">&lt;!-- Nom du thème --&gt;</text:span><text:line-break/><text:span text:style-name="T9"> <text:s text:c="3"/></text:span><text:span text:style-name="T2">&lt;parent&gt;</text:span><text:span text:style-name="T1">Magento/blank</text:span><text:span text:style-name="T2">&lt;/parent&gt; </text:span><text:span text:style-name="T9">&lt;!-- Héritage du thème Blank de Magento --&gt;</text:span><text:line-break/><text:span text:style-name="T2">&lt;/theme&gt;</text:span></text:p>
      <text:p text:style-name="P89"><text:span text:style-name="Strong_20_Emphasis"><text:span text:style-name="T10">I</text:span></text:span><text:span text:style-name="Strong_20_Emphasis">mportant :<text:line-break/>Magento recommande d’utiliser Magento/blank comme parent pour partir sur un design minimaliste, sauf si vous avez besoin d’un thème plus riche graphiquement, auquel cas vous pourrez utiliser Magento/luma comme parent.</text:span></text:p>
      <text:h text:style-name="P8" text:outline-level="4"><text:span text:style-name="Strong_20_Emphasis"><text:span text:style-name="T10">3, </text:span></text:span><text:span text:style-name="Strong_20_Emphasis">Étape 2 : Enregistrer le thème dans Magento</text:span></text:h>
      <text:p text:style-name="P89">Créez un fichier nommé <text:span text:style-name="Source_20_Text">registration.php</text:span> dans votre dossier de thème :<text:line-break/><text:span text:style-name="Source_20_Text">app/design/frontend/MonEntreprise/MonTheme/registration.php</text:span>.</text:p>
      <text:p text:style-name="P88">Voici le contenu :</text:p>
      <text:p text:style-name="P15"><text:span text:style-name="Strong_20_Emphasis"><text:span text:style-name="T1">&lt;?php</text:span></text:span><text:line-break/><text:span text:style-name="T7">use </text:span><text:span text:style-name="T1">Magento\Framework\Component\ComponentRegistrar;</text:span><text:line-break/><text:line-break/><text:span text:style-name="T1">ComponentRegistrar::</text:span><text:span text:style-name="T11">register</text:span><text:span text:style-name="T1">(</text:span><text:line-break/><text:span text:style-name="T1"> <text:s text:c="3"/>ComponentRegistrar::</text:span><text:span text:style-name="T5">THEME</text:span><text:span text:style-name="T1">,</text:span><text:line-break/><text:soft-page-break/><text:span text:style-name="T1"> <text:s text:c="3"/>'</text:span><text:span text:style-name="T3">frontend/MonEntreprise/MonTheme</text:span><text:span text:style-name="T1">',</text:span><text:line-break/><text:span text:style-name="T1"> <text:s text:c="3"/></text:span><text:span text:style-name="T5">__DIR__</text:span><text:line-break/><text:span text:style-name="T1">);</text:span></text:p>
      <text:h text:style-name="P8" text:outline-level="4"><text:span text:style-name="Strong_20_Emphasis">4. Étape 3 : Configuration des médias avec </text:span><text:span text:style-name="Source_20_Text">view.xml</text:span></text:h>
      <text:p text:style-name="P89">Ajoutez un fichier <text:span text:style-name="Source_20_Text">view.xml</text:span> dans :<text:line-break/><text:span text:style-name="Source_20_Text">app/design/frontend/MonEntreprise/MonTheme/etc/view.xml</text:span>.</text:p>
      <text:p text:style-name="P88">Ce fichier permet de configurer les tailles des images utilisées dans le thème. Exemple de contenu minimal :</text:p>
      <text:p text:style-name="P15"><text:span text:style-name="Strong_20_Emphasis"><text:span text:style-name="T2">&lt;view </text:span></text:span><text:span text:style-name="T1">xmlns:</text:span><text:span text:style-name="T4">xsi</text:span><text:span text:style-name="T3">="http://www.w3.org/2001/XMLSchema-instance" </text:span><text:span text:style-name="T4">xsi</text:span><text:span text:style-name="T1">:noNamespaceSchemaLocation</text:span><text:span text:style-name="T3">="urn:magento:framework:Config/etc/view.xsd"</text:span><text:span text:style-name="T2">&gt;</text:span><text:line-break/><text:span text:style-name="T2"> <text:s text:c="3"/>&lt;media&gt;</text:span><text:line-break/><text:span text:style-name="T2"> <text:s text:c="7"/>&lt;images </text:span><text:span text:style-name="T1">module</text:span><text:span text:style-name="T3">="Magento_Catalog"</text:span><text:span text:style-name="T2">&gt;</text:span><text:line-break/><text:span text:style-name="T2"> <text:s text:c="11"/>&lt;image </text:span><text:span text:style-name="T1">id</text:span><text:span text:style-name="T3">="category_page_grid" </text:span><text:span text:style-name="T1">type</text:span><text:span text:style-name="T3">="small_image"</text:span><text:span text:style-name="T2">&gt;</text:span><text:line-break/><text:span text:style-name="T2"> <text:s text:c="15"/>&lt;width&gt;</text:span><text:span text:style-name="T1">240</text:span><text:span text:style-name="T2">&lt;/width&gt;</text:span><text:line-break/><text:span text:style-name="T2"> <text:s text:c="15"/>&lt;height&gt;</text:span><text:span text:style-name="T1">300</text:span><text:span text:style-name="T2">&lt;/height&gt;</text:span><text:line-break/><text:span text:style-name="T2"> <text:s text:c="11"/>&lt;/image&gt;</text:span><text:line-break/><text:span text:style-name="T2"> <text:s text:c="7"/>&lt;/images&gt;</text:span><text:line-break/><text:span text:style-name="T2"> <text:s text:c="3"/>&lt;/media&gt;</text:span><text:line-break/><text:span text:style-name="T2">&lt;/view&gt;</text:span></text:p>
      <text:h text:style-name="P8" text:outline-level="4"><text:span text:style-name="Strong_20_Emphasis">5. Étape 4 : Appliquer le thème au site</text:span></text:h>
      <text:p text:style-name="P88">Une fois votre thème créé :</text:p>
      <text:list xml:id="list290940937" text:style-name="L65">
        <text:list-item>
          <text:p text:style-name="P62">Accédez au backend Magento :<text:line-break/><text:span text:style-name="Source_20_Text">Content &gt; Design &gt; Configuration</text:span>. </text:p>
        </text:list-item>
        <text:list-item>
          <text:p text:style-name="P62">Cliquez sur "Edit" pour la boutique ou la vue à laquelle vous souhaitez assigner le thème. </text:p>
        </text:list-item>
        <text:list-item>
          <text:p text:style-name="P62">Sélectionnez votre thème personnalisé dans le menu déroulant. </text:p>
        </text:list-item>
        <text:list-item>
          <text:p text:style-name="P63">Videz le cache Magento pour appliquer les modifications : </text:p>
        </text:list-item>
      </text:list>
      <text:p text:style-name="P15"><text:span text:style-name="Strong_20_Emphasis"><text:span text:style-name="T6">php </text:span></text:span><text:span text:style-name="T1">bin/magento cache:flush</text:span></text:p>
      <text:h text:style-name="P3" text:outline-level="3"><text:span text:style-name="Strong_20_Emphasis">Conclusion</text:span></text:h>
      <text:p text:style-name="P89">À la fin de cette étape, vous aurez :</text:p>
      <text:list xml:id="list655001590" text:style-name="L66">
        <text:list-item>
          <text:p text:style-name="P64">Une configuration Magento capable de supporter un <text:span text:style-name="Strong_20_Emphasis">catalogue multimarques</text:span> grâce à la gestion multi-boutiques. </text:p>
        </text:list-item>
        <text:list-item>
          <text:p text:style-name="P65">Un <text:span text:style-name="Strong_20_Emphasis">thème personnalisé de base</text:span>, prêt pour des personnalisations avancées. </text:p>
        </text:list-item>
      </text:list>
      <text:p text:style-name="P89">Vous êtes maintenant prêt à passer aux customisations spécifiques pour améliorer l’apparence et gérer vos produits via une intégration comme l’API Amazon lors des sessions suivantes !</text:p>
      <text:p text:style-name="P18"><text:span text:style-name="Strong_20_Emphasis"/></text:p>
      <text:p text:style-name="P89"><text:span text:style-name="Strong_20_Emphasis"/></text:p>
      <text:p text:style-name="P89"><text:span text:style-name="Strong_20_Emphasis"/></text:p>
      <text:p text:style-name="P89"><text:span text:style-name="Strong_20_Emphasis"/></text:p>
      <text:p text:style-name="P89"><text:span text:style-name="Strong_20_Emphasis"/></text:p>
      <text:p text:style-name="P89"><text:soft-page-break/><text:span text:style-name="Strong_20_Emphasis"/></text:p>
      <text:p text:style-name="P89"><text:span text:style-name="Strong_20_Emphasis"/></text:p>
      <text:list xml:id="list175021393538657" text:continue-list="list2989162871" text:style-name="L58">
        <text:list-header>
          <text:h text:style-name="P2" text:outline-level="3"><text:bookmark text:name="__DdeLink__1290_2092794412"/><text:span text:style-name="Strong_20_Emphasis">1.3. Introduction à l’API Amazon</text:span></text:h>
        </text:list-header>
      </text:list>
      <text:h text:style-name="P6" text:outline-level="4"><text:span text:style-name="Strong_20_Emphasis">Objectif :</text:span></text:h>
      <text:p text:style-name="P89">L’objectif de cette section est de comprendre et de maîtriser les bases de l’Amazon <text:span text:style-name="Strong_20_Emphasis">Product Advertising API</text:span> (PA API). Cette API permet d'accéder aux données produits d'Amazon pour les intégrer dans un autre site, notamment pour afficher des fiches produits, récupérer des catégories, ou même réaliser des associations publicitaires.</text:p>
      <text:p text:style-name="P89">Nous allons explorer :</text:p>
      <text:list xml:id="list714332090" text:style-name="L67">
        <text:list-item>
          <text:p text:style-name="P66">Les concepts clés de l'API : Authentification, gestion des clés API et points d'accès (endpoints). </text:p>
        </text:list-item>
        <text:list-item>
          <text:p text:style-name="P66">L’analyse de la documentation officielle pour extraire des informations pertinentes. </text:p>
        </text:list-item>
        <text:list-item>
          <text:p text:style-name="P67">Les outils pour tester l'API, comme <text:span text:style-name="Strong_20_Emphasis">Postman</text:span> et <text:span text:style-name="Strong_20_Emphasis">cURL</text:span>. </text:p>
        </text:list-item>
      </text:list>
      <text:p text:style-name="P89"><text:span text:style-name="Strong_20_Emphasis"/></text:p>
      <text:h text:style-name="P3" text:outline-level="3"><text:span text:style-name="Strong_20_Emphasis">A. Concepts clés de l’Amazon Product Advertising API</text:span></text:h>
      <text:p text:style-name="P89">L'Amazon Product Advertising API permet de :</text:p>
      <text:list xml:id="list2098201662" text:style-name="L68">
        <text:list-item>
          <text:p text:style-name="P68">Rechercher des produits sur la base de critères spécifiques (nom, catégorie, ID ASIN...). </text:p>
        </text:list-item>
        <text:list-item>
          <text:p text:style-name="P68">Accéder aux détails produits : images, description, prix, stock, liens affiliés, etc. </text:p>
        </text:list-item>
        <text:list-item>
          <text:p text:style-name="P68">Explorer des catégories ou types de produits. </text:p>
        </text:list-item>
        <text:list-item>
          <text:p text:style-name="P69">Récupérer des recommandations basées sur des produits. </text:p>
        </text:list-item>
      </text:list>
      <text:h text:style-name="P6" text:outline-level="4" text:is-list-header="true"><text:span text:style-name="Strong_20_Emphasis">1. Authentification à l'API</text:span></text:h>
      <text:p text:style-name="P89">Pour accéder à l'API, Amazon exige une authentification stricte. Vous devez fournir une signature numérique pour chaque requête, basée sur :</text:p>
      <text:list xml:id="list1678180953" text:style-name="L69">
        <text:list-item>
          <text:p text:style-name="P70">Une <text:span text:style-name="Strong_20_Emphasis">clé d'accès publique</text:span>. </text:p>
        </text:list-item>
        <text:list-item>
          <text:p text:style-name="P70">Une <text:span text:style-name="Strong_20_Emphasis">clé secrète</text:span>. </text:p>
        </text:list-item>
        <text:list-item>
          <text:p text:style-name="P70">L'<text:span text:style-name="Strong_20_Emphasis">horodatage</text:span> de la requête. </text:p>
        </text:list-item>
        <text:list-item>
          <text:p text:style-name="P71">Les paramètres d'URL (organisés par ordre alphabétique). </text:p>
        </text:list-item>
      </text:list>
      <text:p text:style-name="P89">La signature est un hash HMAC-SHA256 généré à partir de ces éléments.</text:p>
      <text:p text:style-name="P11"/>
      <text:h text:style-name="P9" text:outline-level="5"><text:span text:style-name="Strong_20_Emphasis">Étape 1 : Récupérer vos clés d’accès</text:span></text:h>
      <text:list xml:id="list957741794" text:style-name="L70">
        <text:list-item>
          <text:p text:style-name="P72">Créez un compte avec le <text:span text:style-name="Strong_20_Emphasis">programme Amazon Associates</text:span> :<text:line-break/>Lien Amazon Associates. </text:p>
        </text:list-item>
        <text:list-item>
          <text:p text:style-name="P72">Rendez-vous dans la section <text:span text:style-name="Strong_20_Emphasis">API Tools</text:span>. </text:p>
        </text:list-item>
        <text:list-item>
          <text:p text:style-name="P72">Générez vos clés d’accès : </text:p>
          <text:list>
            <text:list-item>
              <text:p text:style-name="P72"><text:span text:style-name="Strong_20_Emphasis">Access Key ID</text:span> : clé publique utilisée pour identifier vos requêtes. </text:p>
            </text:list-item>
            <text:list-item>
              <text:p text:style-name="P73"><text:span text:style-name="Strong_20_Emphasis">Secret Access Key</text:span> : clé privée utilisée pour signer vos requêtes. </text:p>
            </text:list-item>
          </text:list>
        </text:list-item>
      </text:list>
      <text:p text:style-name="P89"><text:soft-page-break/>Lorsque vous travaillez avec des clés, assurez-vous de ne jamais exposer votre <text:span text:style-name="Strong_20_Emphasis">Secret Access Key</text:span> (dans un projet open-source par exemple).</text:p>
      <text:p text:style-name="P11"/>
      <text:h text:style-name="P9" text:outline-level="5"><text:span text:style-name="Strong_20_Emphasis">Étape 2 : Les Headers obligatoires pour l'authentification</text:span></text:h>
      <text:p text:style-name="P89">Pour chaque requête, les headers suivants doivent être inclus :</text:p>
      <text:list xml:id="list479270160" text:style-name="L71">
        <text:list-item>
          <text:p text:style-name="P74"><text:span text:style-name="Source_20_Text">Host</text:span> : L'URL de l'endpoint ciblé (ex. : <text:span text:style-name="Source_20_Text">webservices.amazon.com</text:span>). </text:p>
        </text:list-item>
        <text:list-item>
          <text:p text:style-name="P74"><text:span text:style-name="Source_20_Text">X-Amz-Date</text:span> : Timestamp UTC sous format ISO8601 (ex. : <text:span text:style-name="Source_20_Text">20231103T120000Z</text:span>). </text:p>
        </text:list-item>
        <text:list-item>
          <text:p text:style-name="P75"><text:span text:style-name="Source_20_Text">Authorization</text:span> : Contient la signature d'authentification générée. </text:p>
        </text:list-item>
      </text:list>
      <text:p text:style-name="P89">Vous pouvez utiliser des librairies tierces comme <text:span text:style-name="Strong_20_Emphasis">AWS SDK for PHP</text:span> qui simplifient la gestion de la signature.</text:p>
      <text:p text:style-name="P11"/>
      <text:h text:style-name="P9" text:outline-level="5"><text:span text:style-name="Strong_20_Emphasis">Exemple de signature (en PHP)</text:span> :</text:h>
      <text:p text:style-name="P88">Voici un exemple de génération manuelle d'une signature :</text:p>
      <text:p text:style-name="P15"><text:span text:style-name="Strong_20_Emphasis"><text:span text:style-name="T1">$method = 'GET';</text:span></text:span><text:line-break/><text:span text:style-name="T1">$host = 'webservices.amazon.com';</text:span><text:line-break/><text:span text:style-name="T1">$uri = '/paapi5/searchitems';</text:span><text:line-break/><text:span text:style-name="T1">$accessKey = '&lt;</text:span><text:span text:style-name="T2">VotreAccessKey</text:span><text:span text:style-name="T1">&gt;';</text:span><text:line-break/><text:span text:style-name="T1">$secretKey = '&lt;</text:span><text:span text:style-name="T2">VotreSecretKey</text:span><text:span text:style-name="T1">&gt;';</text:span><text:line-break/><text:span text:style-name="T1">$region = 'us-east-1';</text:span><text:line-break/><text:span text:style-name="T1">$service = 'ProductAdvertisingAPI';</text:span><text:line-break/><text:span text:style-name="T1">$timestamp = gmdate('Ymd\THis\Z');</text:span><text:line-break/><text:span text:style-name="T1">$date = gmdate('Ymd');</text:span><text:line-break/><text:line-break/><text:span text:style-name="T1">$params = [</text:span><text:line-break/><text:span text:style-name="T1"> <text:s text:c="3"/>'Keywords' =&gt; 'laptop',</text:span><text:line-break/><text:span text:style-name="T1"> <text:s text:c="3"/>'Marketplace' =&gt; 'www.amazon.com',</text:span><text:line-break/><text:span text:style-name="T1"> <text:s text:c="3"/>'PartnerTag' =&gt; '&lt;</text:span><text:span text:style-name="T2">VotrePartnerTag</text:span><text:span text:style-name="T1">&gt;',</text:span><text:line-break/><text:span text:style-name="T1"> <text:s text:c="3"/>'PartnerType' =&gt; 'Associates',</text:span><text:line-break/><text:span text:style-name="T1"> <text:s text:c="3"/>'ItemCount' =&gt; 10,</text:span><text:line-break/><text:span text:style-name="T1"> <text:s text:c="3"/>'Resources' =&gt; [</text:span><text:line-break/><text:span text:style-name="T1"> <text:s text:c="7"/>'Images.Primary.Medium',</text:span><text:line-break/><text:span text:style-name="T1"> <text:s text:c="7"/>'ItemInfo.Title',</text:span><text:line-break/><text:span text:style-name="T1"> <text:s text:c="7"/>'ItemInfo.Features',</text:span><text:line-break/><text:span text:style-name="T1"> <text:s text:c="7"/>'Offers.Listings.Price'</text:span><text:line-break/><text:span text:style-name="T1"> <text:s text:c="3"/>],</text:span><text:line-break/><text:span text:style-name="T1">];</text:span><text:line-break/><text:line-break/><text:span text:style-name="T1">$queryString = http_build_query($params, '', '&amp;', PHP_QUERY_RFC3986);</text:span><text:line-break/><text:line-break/><text:span text:style-name="T1">// Construction de la chaîne pour la signature</text:span><text:line-break/><text:span text:style-name="T1">$canonicalRequest = implode("\n", [</text:span><text:line-break/><text:span text:style-name="T1"> <text:s text:c="3"/>$method,</text:span><text:line-break/><text:span text:style-name="T1"> <text:s text:c="3"/>$uri,</text:span><text:line-break/><text:span text:style-name="T1"> <text:s text:c="3"/>$queryString,</text:span><text:line-break/><text:span text:style-name="T1"> <text:s text:c="3"/>"host:$host",</text:span><text:line-break/><text:span text:style-name="T1"> <text:s text:c="3"/>"x-amz-date:$timestamp",</text:span><text:line-break/><text:span text:style-name="T1"> <text:s text:c="3"/>'',</text:span><text:line-break/><text:span text:style-name="T1"> <text:s text:c="3"/>"host;x-amz-date",</text:span><text:line-break/><text:span text:style-name="T1"> <text:s text:c="3"/>hash('sha256', '')</text:span><text:line-break/><text:soft-page-break/><text:span text:style-name="T1">]);</text:span><text:line-break/><text:line-break/><text:span text:style-name="T1">$stringToSign = implode("\n", [</text:span><text:line-break/><text:span text:style-name="T1"> <text:s text:c="3"/>"AWS4-HMAC-SHA256",</text:span><text:line-break/><text:span text:style-name="T1"> <text:s text:c="3"/>$timestamp,</text:span><text:line-break/><text:span text:style-name="T1"> <text:s text:c="3"/>"$date/$region/$service/aws4_request",</text:span><text:line-break/><text:span text:style-name="T1"> <text:s text:c="3"/>hash('sha256', $canonicalRequest)</text:span><text:line-break/><text:span text:style-name="T1">]);</text:span><text:line-break/><text:line-break/><text:span text:style-name="T1">$signingKey = hash_hmac('sha256', $date, "AWS4$secretKey", true);</text:span><text:line-break/><text:span text:style-name="T1">$signingKey = hash_hmac('sha256', $region, $signingKey, true);</text:span><text:line-break/><text:span text:style-name="T1">$signingKey = hash_hmac('sha256', $service, $signingKey, true);</text:span><text:line-break/><text:span text:style-name="T1">$signingKey = hash_hmac('sha256', 'aws4_request', $signingKey, true);</text:span><text:line-break/><text:line-break/><text:span text:style-name="T1">$signature = hash_hmac('sha256', $stringToSign, $signingKey);</text:span></text:p>
      <text:p text:style-name="P18"><text:span text:style-name="Strong_20_Emphasis"/></text:p>
      <text:p text:style-name="P89"><text:span text:style-name="Strong_20_Emphasis">Vous inclurez cette signature dans vos headers </text:span><text:span text:style-name="Source_20_Text">Authorization</text:span><text:span text:style-name="Strong_20_Emphasis">.</text:span></text:p>
      <text:p text:style-name="P11"/>
      <text:h text:style-name="P6" text:outline-level="4"><text:span text:style-name="Strong_20_Emphasis">2. Endpoints et gestion des régions</text:span></text:h>
      <text:p text:style-name="P89">L'API propose différents points d'accès (endpoints) en fonction des zones géographiques ou marchés cibles. Voici quelques exemples :</text:p>
      <text:list xml:id="list250351340" text:style-name="L72">
        <text:list-item>
          <text:p text:style-name="P76">US : <text:span text:style-name="Source_20_Text">webservices.amazon.com</text:span> </text:p>
        </text:list-item>
        <text:list-item>
          <text:p text:style-name="P76">FR : <text:span text:style-name="Source_20_Text">webservices.amazon.fr</text:span> </text:p>
        </text:list-item>
        <text:list-item>
          <text:p text:style-name="P77">UK : <text:span text:style-name="Source_20_Text">webservices.amazon.co.uk</text:span> </text:p>
        </text:list-item>
      </text:list>
      <text:p text:style-name="P89">Votre configuration de requête (<text:span text:style-name="Source_20_Text">Marketplace</text:span>) doit correspondre à la région choisie.</text:p>
      <text:p text:style-name="P11"/>
      <text:h text:style-name="P6" text:outline-level="4"><text:span text:style-name="Strong_20_Emphasis">3. Analyse de la documentation officielle</text:span></text:h>
      <text:p text:style-name="P89">La documentation officielle reste la source la plus fiable pour maîtriser la <text:span text:style-name="Strong_20_Emphasis">Product Advertising API</text:span> :</text:p>
      <text:list xml:id="list2609341800" text:style-name="L73">
        <text:list-item>
          <text:p text:style-name="P78">Documentation officielle de l'API Amazon PA5. </text:p>
        </text:list-item>
        <text:list-item>
          <text:p text:style-name="P78">Les concepts clés expliqués : </text:p>
          <text:list>
            <text:list-item>
              <text:p text:style-name="P78">Requêtes disponibles : <text:span text:style-name="Source_20_Text">SearchItems</text:span>, <text:span text:style-name="Source_20_Text">GetItems</text:span>, <text:span text:style-name="Source_20_Text">GetVariations</text:span>, etc. </text:p>
            </text:list-item>
            <text:list-item>
              <text:p text:style-name="P78">Paramètres à inclure dans les requêtes. </text:p>
            </text:list-item>
            <text:list-item>
              <text:p text:style-name="P79">Ressources retournées : informations détaillées sur les produits (Images, Prix, Évaluations, etc.). </text:p>
            </text:list-item>
          </text:list>
        </text:list-item>
      </text:list>
      <text:p text:style-name="P89">Chaque méthode contient des exemples prêts à tester.</text:p>
      <text:p text:style-name="P11"/>
      <text:h text:style-name="P4" text:outline-level="3"><text:soft-page-break/><text:span text:style-name="Strong_20_Emphasis">B. Outils pour tester l'API</text:span></text:h>
      <text:p text:style-name="P89">Un des points essentiels dans la prise en main d'une API comme celle d'Amazon est de la tester efficacement. Magento étant une plateforme back-end, la phase de test est cruciale avant d’implémenter l’API dans vos modules.</text:p>
      <text:p text:style-name="P11"/>
      <text:h text:style-name="P6" text:outline-level="4"><text:span text:style-name="Strong_20_Emphasis">1. Postman</text:span></text:h>
      <text:p text:style-name="P88">Postman est un outil graphique permettant de :</text:p>
      <text:list xml:id="list4288077743" text:style-name="L74">
        <text:list-item>
          <text:p text:style-name="P80">Construire des requêtes API. </text:p>
        </text:list-item>
        <text:list-item>
          <text:p text:style-name="P80">Ajouter des clés d'authentification. </text:p>
        </text:list-item>
        <text:list-item>
          <text:p text:style-name="P81">Voir les réponses et les détails des erreurs (statuts HTTP, corps JSON). </text:p>
        </text:list-item>
      </text:list>
      <text:h text:style-name="P9" text:outline-level="5" text:is-list-header="true">Étapes pour utiliser Postman :</text:h>
      <text:list xml:id="list516645464" text:style-name="L75">
        <text:list-item>
          <text:p text:style-name="P82">Créez une nouvelle requête dans Postman (GET par exemple). </text:p>
        </text:list-item>
        <text:list-item>
          <text:p text:style-name="P82">Appliquez les headers nécessaires : </text:p>
          <text:list>
            <text:list-item>
              <text:p text:style-name="P82"><text:span text:style-name="Strong_20_Emphasis">Authorization</text:span> : Clé générée (voir étape d'authentification). </text:p>
            </text:list-item>
            <text:list-item>
              <text:p text:style-name="P82"><text:span text:style-name="Strong_20_Emphasis">x-amz-date</text:span> : Timestamp. </text:p>
            </text:list-item>
          </text:list>
        </text:list-item>
        <text:list-item>
          <text:p text:style-name="P83">Ajoutez les paramètres dans l’URL : </text:p>
        </text:list-item>
      </text:list>
      <text:p text:style-name="P15"><text:span text:style-name="Strong_20_Emphasis"><text:span text:style-name="T1">https://webservices.amazon.fr/paapi5/searchitems?Keywords=laptop&amp;Marketplace=www.amazon.fr</text:span></text:span></text:p>
      <text:p text:style-name="P89"><text:span text:style-name="Strong_20_Emphasis">Envoyez la requête et vérifiez : </text:span></text:p>
      <text:list xml:id="list697258357" text:style-name="L76">
        <text:list-item>
          <text:list>
            <text:list-item>
              <text:p text:style-name="P84">Code HTTP <text:span text:style-name="Source_20_Text">200</text:span> : Succès. </text:p>
            </text:list-item>
            <text:list-item>
              <text:p text:style-name="P85">Si <text:span text:style-name="Source_20_Text">403</text:span>, vérifiez votre signature ou permissions. </text:p>
            </text:list-item>
          </text:list>
        </text:list-item>
      </text:list>
      <text:p text:style-name="P11"/>
      <text:h text:style-name="P6" text:outline-level="4"><text:span text:style-name="Strong_20_Emphasis">2. cURL</text:span></text:h>
      <text:p text:style-name="P88">Pour les développeurs préférant la ligne de commande, <text:span text:style-name="Strong_20_Emphasis">cURL</text:span> est une excellente alternative.</text:p>
      <text:h text:style-name="P9" text:outline-level="5">Exemple de requête de recherche d'articles :</text:h>
      <text:p text:style-name="P15"><text:span text:style-name="Strong_20_Emphasis"><text:span text:style-name="T6">curl </text:span></text:span><text:span text:style-name="T1">-X GET \</text:span><text:line-break/><text:span text:style-name="T1"> <text:s text:c="4"/></text:span><text:span text:style-name="T3">'https://webservices.amazon.fr/paapi5/searchitems?Keywords=laptop&amp;Marketplace=www.amazon.fr'</text:span><text:span text:style-name="T1"> \</text:span><text:line-break/><text:span text:style-name="T1"> <text:s text:c="4"/>-H </text:span><text:span text:style-name="T3">'x-amz-date: 20231103T120000Z'</text:span><text:span text:style-name="T1"> \</text:span><text:line-break/><text:span text:style-name="T1"> <text:s text:c="4"/>-H </text:span><text:span text:style-name="T3">'Authorization: AWS4-HMAC-SHA256 Credential=&lt;VotreAccessKey&gt;/....../[Signature]'</text:span></text:p>
      <text:h text:style-name="P3" text:outline-level="3"><text:span text:style-name="Strong_20_Emphasis">Conclusion</text:span></text:h>
      <text:p text:style-name="P89">À la fin de cette section, les participants auront :</text:p>
      <text:list xml:id="list3669671003" text:style-name="L77">
        <text:list-item>
          <text:p text:style-name="P86">Une compréhension approfondie des <text:span text:style-name="Strong_20_Emphasis">concepts de l'Amazon PA API</text:span>, notamment l'authentification et la gestion des clés. </text:p>
        </text:list-item>
        <text:list-item>
          <text:p text:style-name="P86">La possibilité de tester leurs implémentations en utilisant soit <text:span text:style-name="Strong_20_Emphasis">Postman</text:span>, soit <text:span text:style-name="Strong_20_Emphasis">cURL</text:span>. </text:p>
        </text:list-item>
        <text:list-item>
          <text:p text:style-name="P87">Les bases nécessaires pour intégrer cette API dans un projet Magento (via des modules ou services personnalisés). </text:p>
        </text:list-item>
      </text:list>
      <text:p text:style-name="P88"><text:soft-page-break/></text:p>
      <text:p text:style-name="P88"/>
      <text:h text:style-name="P4" text:outline-level="3"><text:span text:style-name="Strong_20_Emphasis">Demandes possibles à une IA pour assister l'apprenant :</text:span></text:h>
      <text:h text:style-name="Heading_20_4" text:outline-level="4"><text:span text:style-name="Strong_20_Emphasis">1. Configuration initiale du projet Magento</text:span></text:h>
      <text:list xml:id="list1423195447" text:style-name="L78">
        <text:list-item>
          <text:p text:style-name="P92"><text:span text:style-name="Emphasis">"Comment installer Magento 2 avec Composer depuis mon IDE ?"</text:span> </text:p>
        </text:list-item>
        <text:list-item>
          <text:p text:style-name="P92"><text:span text:style-name="Emphasis">"Génère les étapes pour configurer un environnement de développement Magento local sur ma machine (avec XAMPP/Docker/Vagrant)."</text:span> </text:p>
        </text:list-item>
        <text:list-item>
          <text:p text:style-name="P92"><text:span text:style-name="Emphasis">"Quels fichiers dois-je configurer pour connecter Magento à une base de données MySQL existante ?"</text:span> </text:p>
        </text:list-item>
        <text:list-item>
          <text:p text:style-name="P91"><text:span text:style-name="Emphasis">"Comment activer le mode développeur dans Magento, et pourquoi est-ce nécessaire pour ma formation ?"</text:span> </text:p>
        </text:list-item>
      </text:list>
      <text:p text:style-name="Horizontal_20_Line"/>
      <text:h text:style-name="Heading_20_4" text:outline-level="4"><text:span text:style-name="Strong_20_Emphasis">2. Développement d’un module Magento</text:span></text:h>
      <text:list xml:id="list3133911695" text:style-name="L79">
        <text:list-item>
          <text:p text:style-name="P94"><text:span text:style-name="Emphasis">"Peux-tu me guider pour créer un module Magento de base nommé </text:span><text:span text:style-name="Emphasis"><text:span text:style-name="Source_20_Text">AmazonIntegration</text:span></text:span><text:span text:style-name="Emphasis"> ?"</text:span> </text:p>
        </text:list-item>
        <text:list-item>
          <text:p text:style-name="P94"><text:span text:style-name="Emphasis">"Quels fichiers composer.json doivent être inclus pour un nouveau module Magento ?"</text:span> </text:p>
        </text:list-item>
        <text:list-item>
          <text:p text:style-name="P94"><text:span text:style-name="Emphasis">"Génère un squelette de script pour enregistrer un module dans Magento (</text:span><text:span text:style-name="Emphasis"><text:span text:style-name="Source_20_Text">registration.php</text:span></text:span><text:span text:style-name="Emphasis">)."</text:span> </text:p>
        </text:list-item>
        <text:list-item>
          <text:p text:style-name="P94"><text:span text:style-name="Emphasis">"Comment déclarer un module dans le fichier </text:span><text:span text:style-name="Emphasis"><text:span text:style-name="Source_20_Text">module.xml</text:span></text:span><text:span text:style-name="Emphasis"> ?"</text:span> </text:p>
        </text:list-item>
        <text:list-item>
          <text:p text:style-name="P93"><text:span text:style-name="Emphasis">"Peux-tu m’expliquer à quoi servent les fichiers </text:span><text:span text:style-name="Emphasis"><text:span text:style-name="Source_20_Text">etc/config.xml</text:span></text:span><text:span text:style-name="Emphasis"> et </text:span><text:span text:style-name="Emphasis"><text:span text:style-name="Source_20_Text">etc/di.xml</text:span></text:span><text:span text:style-name="Emphasis"> ?"</text:span> </text:p>
        </text:list-item>
      </text:list>
      <text:p text:style-name="Horizontal_20_Line"/>
      <text:h text:style-name="Heading_20_4" text:outline-level="4"><text:span text:style-name="Strong_20_Emphasis">3. Intégration avec l'API Amazon</text:span></text:h>
      <text:list xml:id="list2030412294" text:style-name="L80">
        <text:list-item>
          <text:p text:style-name="P96"><text:span text:style-name="Emphasis">"Quels sont les prérequis pour utiliser l’API Amazon dans un projet PHP ?"</text:span> </text:p>
        </text:list-item>
        <text:list-item>
          <text:p text:style-name="P96"><text:span text:style-name="Emphasis">"Comment puis-je ajouter une bibliothèque comme </text:span><text:span text:style-name="Emphasis"><text:span text:style-name="Source_20_Text">guzzlehttp/guzzle</text:span></text:span><text:span text:style-name="Emphasis"> à mon projet via Composer ?"</text:span> </text:p>
        </text:list-item>
        <text:list-item>
          <text:p text:style-name="P96"><text:span text:style-name="Emphasis">"Génère un exemple de code pour se connecter à l'API Amazon et récupérer une liste de produits."</text:span> </text:p>
        </text:list-item>
        <text:list-item>
          <text:p text:style-name="P96"><text:span text:style-name="Emphasis">"Peux-tu m’expliquer comment conserver mes clés API AWS en toute sécurité ?"</text:span> </text:p>
        </text:list-item>
        <text:list-item>
          <text:p text:style-name="P95"><text:span text:style-name="Emphasis">"Comment structurer une méthode pour synchroniser des produits depuis Amazon dans une classe helper de Magento ?"</text:span> </text:p>
        </text:list-item>
      </text:list>
      <text:p text:style-name="Horizontal_20_Line"/>
      <text:h text:style-name="Heading_20_4" text:outline-level="4"><text:span text:style-name="Strong_20_Emphasis">4. Création des produits et catégories dans Magento</text:span></text:h>
      <text:list xml:id="list4097821255" text:style-name="L81">
        <text:list-item>
          <text:p text:style-name="P98"><text:span text:style-name="Emphasis">"Comment utiliser le modèle Magento pour insérer un nouveau produit dans la base de données ?"</text:span> </text:p>
        </text:list-item>
        <text:list-item>
          <text:p text:style-name="P98"><text:span text:style-name="Emphasis">"Montre-moi un exemple d’utilisation de la classe </text:span><text:span text:style-name="Emphasis"><text:span text:style-name="Source_20_Text">\Magento\Catalog\Model\Product</text:span></text:span><text:span text:style-name="Emphasis"> pour créer un produit simple."</text:span> </text:p>
        </text:list-item>
        <text:list-item>
          <text:p text:style-name="P98"><text:span text:style-name="Emphasis">"Comment créer automatiquement une catégorie dans Magento et y associer des produits ?"</text:span> </text:p>
        </text:list-item>
        <text:list-item>
          <text:p text:style-name="P97"><text:soft-page-break/><text:span text:style-name="Emphasis">"Génère un exemple de code pour mapper les données JSON des produits Amazon aux champs des produits Magento."</text:span> </text:p>
        </text:list-item>
      </text:list>
      <text:p text:style-name="Horizontal_20_Line"/>
      <text:h text:style-name="Heading_20_4" text:outline-level="4"><text:span text:style-name="Strong_20_Emphasis">5. Gestion des schémas de base de données</text:span></text:h>
      <text:list xml:id="list4086766215" text:style-name="L82">
        <text:list-item>
          <text:p text:style-name="P100"><text:span text:style-name="Emphasis">"Montre-moi comment créer une table personnalisée dans Magento à l'aide de </text:span><text:span text:style-name="Emphasis"><text:span text:style-name="Source_20_Text">InstallSchema</text:span></text:span><text:span text:style-name="Emphasis"> pour stocker des données Amazon importées."</text:span> </text:p>
        </text:list-item>
        <text:list-item>
          <text:p text:style-name="P100"><text:span text:style-name="Emphasis">"Comment puis-je utiliser les </text:span><text:span text:style-name="Emphasis"><text:span text:style-name="Source_20_Text">UpgradeSchema</text:span></text:span><text:span text:style-name="Emphasis"> pour ajouter de nouvelles colonnes ou modifier une table existante ?"</text:span> </text:p>
        </text:list-item>
        <text:list-item>
          <text:p text:style-name="P99"><text:span text:style-name="Emphasis">"Quels outils de Magento permettent de gérer le cache après des changements dans le schéma de la base de données ?"</text:span> </text:p>
        </text:list-item>
      </text:list>
      <text:p text:style-name="Horizontal_20_Line"/>
      <text:h text:style-name="Heading_20_4" text:outline-level="4"><text:span text:style-name="Strong_20_Emphasis">6. Gestion des logs et du débogage</text:span></text:h>
      <text:list xml:id="list2915725421" text:style-name="L83">
        <text:list-item>
          <text:p text:style-name="P102"><text:span text:style-name="Emphasis">"Montre-moi comment ajouter des logs personnalisés dans un module Magento pour suivre les problèmes."</text:span> </text:p>
        </text:list-item>
        <text:list-item>
          <text:p text:style-name="P102"><text:span text:style-name="Emphasis">"Comment activer les logs Magento natifs (report, debugger) pour surveiller les erreurs de mon module AmazonIntegration ?"</text:span> </text:p>
        </text:list-item>
        <text:list-item>
          <text:p text:style-name="P101"><text:span text:style-name="Emphasis">"Génère un modèle de gestionnaire d'exception pour capturer les erreurs API Amazon et enregistrer les détails dans un fichier de log."</text:span> </text:p>
        </text:list-item>
      </text:list>
      <text:p text:style-name="Horizontal_20_Line"/>
      <text:h text:style-name="Heading_20_4" text:outline-level="4"><text:span text:style-name="Strong_20_Emphasis">7. Test de l'environnement</text:span></text:h>
      <text:list xml:id="list63109227" text:style-name="L84">
        <text:list-item>
          <text:p text:style-name="P104"><text:span text:style-name="Emphasis">"Quels sont les différences entre les modes de déploiement (Default, Developer, Production) dans Magento ?"</text:span> </text:p>
        </text:list-item>
        <text:list-item>
          <text:p text:style-name="P104"><text:span text:style-name="Emphasis">"Comment puis-je valider que mon module Shopify est correctement activé dans Magento ?"</text:span> </text:p>
        </text:list-item>
        <text:list-item>
          <text:p text:style-name="P104"><text:span text:style-name="Emphasis">"Guide-moi pour tester une connexion API depuis un script PHP embarqué dans Magento."</text:span> </text:p>
        </text:list-item>
        <text:list-item>
          <text:p text:style-name="P103"><text:span text:style-name="Emphasis">"Comment surveiller la performance des requêtes API Amazon et optimiser leur intégration dans Magento ?"</text:span> </text:p>
        </text:list-item>
      </text:list>
      <text:p text:style-name="Horizontal_20_Line"/>
      <text:h text:style-name="Heading_20_3" text:outline-level="3"><text:span text:style-name="Strong_20_Emphasis">Exemple de cas pratiques pendant la première journée :</text:span></text:h>
      <text:h text:style-name="Heading_20_4" text:outline-level="4"><text:span text:style-name="Strong_20_Emphasis">Pour les concepts d'importation :</text:span></text:h>
      <text:list xml:id="list3765376527" text:style-name="L85">
        <text:list-item>
          <text:p text:style-name="P106"><text:span text:style-name="Emphasis">"Génère un exemple de tâche cron pour exécuter automatiquement la synchronisation des produits amazoniens."</text:span> </text:p>
        </text:list-item>
        <text:list-item>
          <text:p text:style-name="P105"><text:span text:style-name="Emphasis">"Comment puis-je paginer automatiquement les résultats des produits Amazon pour des catalogues volumineux ?"</text:span> </text:p>
        </text:list-item>
      </text:list>
      <text:h text:style-name="Heading_20_4" text:outline-level="4" text:is-list-header="true"><text:span text:style-name="Strong_20_Emphasis">Pour le débogage dynamique :</text:span></text:h>
      <text:list xml:id="list852133000" text:style-name="L86">
        <text:list-item>
          <text:p text:style-name="P108"><text:span text:style-name="Emphasis">"Aide-moi à créer et inscrire une commande de console Magento pour tester les appels aux API Amazon directement depuis l’IDE."</text:span> </text:p>
        </text:list-item>
        <text:list-item>
          <text:p text:style-name="P107"><text:soft-page-break/><text:span text:style-name="Emphasis">"Quels outils de Magento peuvent être utilisés pour profiler et déboguer les lenteurs causées par des intégrations tierces ?"</text:span> </text:p>
        </text:list-item>
      </text:list>
      <text:h text:style-name="Heading_20_4" text:outline-level="4" text:is-list-header="true"><text:span text:style-name="Strong_20_Emphasis">Pour les concepts de sécurité :</text:span></text:h>
      <text:list xml:id="list3090500068" text:style-name="L87">
        <text:list-item>
          <text:p text:style-name="P110"><text:span text:style-name="Emphasis">"Comment utiliser la classe Magento </text:span><text:span text:style-name="Emphasis"><text:span text:style-name="Source_20_Text">\Magento\Framework\Encryption\EncryptorInterface</text:span></text:span><text:span text:style-name="Emphasis"> pour sécuriser mes clés API dans le fichier env.php ?"</text:span> </text:p>
        </text:list-item>
        <text:list-item>
          <text:p text:style-name="P109"><text:span text:style-name="Emphasis">"Peux-tu générer un exemple d'injection de dépendance (Dependency Injection) pour protéger mes clés API et éviter que les secrets soient codés en dur ?"</text:span> </text:p>
        </text:list-item>
      </text:list>
      <text:p text:style-name="Horizontal_20_Line"/>
      <text:h text:style-name="Heading_20_3" text:outline-level="3"><text:span text:style-name="Strong_20_Emphasis">Pourquoi ces demandes sont bénéfiques pour un apprenant :</text:span></text:h>
      <text:list xml:id="list3088371481" text:style-name="L88">
        <text:list-item>
          <text:p text:style-name="P112"><text:span text:style-name="Strong_20_Emphasis">Gain de temps</text:span> : Les apprentis peuvent déléguer des tâches complexes ou récurrentes à l’IA, tout en se concentrant sur l’analyse et la compréhension. </text:p>
        </text:list-item>
        <text:list-item>
          <text:p text:style-name="P112"><text:span text:style-name="Strong_20_Emphasis">Meilleures pratiques</text:span> : L’IA peut introduire progressivement des techniques avancées ou optimisées, comme l’intégration des standards Magento. </text:p>
        </text:list-item>
        <text:list-item>
          <text:p text:style-name="P112"><text:span text:style-name="Strong_20_Emphasis">Renforcement des concepts</text:span> : En posant des questions spécifiques, les apprenants peuvent mieux comprendre le fonctionnement des divers composants de Magento. </text:p>
        </text:list-item>
        <text:list-item>
          <text:p text:style-name="P111"><text:span text:style-name="Strong_20_Emphasis">Débogage et dépannage</text:span> : Un développeur en herbe peut s’assurer que les erreurs courantes ou les configurations complexes sont détectées et corrigées efficacement. </text:p>
        </text:list-item>
      </text:list>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7:16:04.993683492</meta:creation-date>
    <dc:date>2025-01-13T17:50:20.093846354</dc:date>
    <meta:editing-duration>PT56S</meta:editing-duration>
    <meta:editing-cycles>2</meta:editing-cycles>
    <meta:generator>LibreOffice/7.3.7.2$Linux_X86_64 LibreOffice_project/30$Build-2</meta:generator>
    <meta:document-statistic meta:table-count="0" meta:image-count="0" meta:object-count="0" meta:page-count="19" meta:paragraph-count="333" meta:word-count="4495" meta:character-count="32220" meta:non-whitespace-character-count="27310"/>
  </office:meta>
</office:document-meta>
</file>